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B4000004604B363F4F.png"/>
  <manifest:file-entry manifest:media-type="image/png" manifest:full-path="Pictures/100002010000019F000002A0471B8B4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" svg:font-family="Tahoma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 style:master-page-name="backcover">
      <style:table-properties style:width="16.999cm" style:page-number="0" fo:break-before="page" table:align="margins"/>
    </style:style>
    <style:style style:name="Table1.A" style:family="table-column">
      <style:table-column-properties style:column-width="8.498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none" fo:border-right="none" fo:border-top="none" fo:border-bottom="0.002cm solid #000000"/>
    </style:style>
    <style:style style:name="Table1.B1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Footer">
      <style:paragraph-properties fo:text-align="start" style:justify-single-word="false"/>
      <style:text-properties fo:font-size="10.5pt" style:font-size-asian="10.5pt" style:font-size-complex="10.5pt"/>
    </style:style>
    <style:style style:name="P2" style:family="paragraph" style:parent-style-name="Footer">
      <style:paragraph-properties fo:text-align="start" style:justify-single-word="false">
        <style:tab-stops>
          <style:tab-stop style:position="7.5cm" style:type="center"/>
          <style:tab-stop style:position="15.094cm" style:type="right"/>
        </style:tab-stops>
      </style:paragraph-properties>
      <style:text-properties fo:font-size="10.5pt" style:font-size-asian="10.5pt" style:font-size-complex="10.5pt"/>
    </style:style>
    <style:style style:name="P3" style:family="paragraph" style:parent-style-name="Footer">
      <style:paragraph-properties fo:margin-left="0cm" fo:margin-right="0cm" fo:text-align="start" style:justify-single-word="false" fo:text-indent="-0.4cm" style:auto-text-indent="false">
        <style:tab-stops>
          <style:tab-stop style:position="7.5cm" style:type="center"/>
          <style:tab-stop style:position="15.094cm" style:type="right"/>
        </style:tab-stops>
      </style:paragraph-properties>
      <style:text-properties fo:font-size="10.5pt" style:font-size-asian="10.5pt" style:font-size-complex="10.5pt"/>
    </style:style>
    <style:style style:name="P4" style:family="paragraph" style:parent-style-name="frontfooter">
      <style:text-properties fo:font-size="14pt" style:font-size-asian="14pt" style:font-size-complex="14pt"/>
    </style:style>
    <style:style style:name="P5" style:family="paragraph" style:parent-style-name="hr">
      <style:paragraph-properties fo:background-color="#ffffff" text:number-lines="false" text:line-number="0">
        <style:background-image/>
      </style:paragraph-properties>
    </style:style>
    <style:style style:name="P6" style:family="paragraph" style:parent-style-name="hr">
      <style:paragraph-properties fo:background-color="#ffffff" text:number-lines="false" text:line-number="0">
        <style:background-image/>
      </style:paragraph-properties>
      <style:text-properties style:font-name="Times New Roman"/>
    </style:style>
    <style:style style:name="P7" style:family="paragraph" style:parent-style-name="actsreferredto">
      <style:paragraph-properties fo:break-before="page"/>
    </style:style>
    <style:style style:name="P8" style:family="paragraph" style:parent-style-name="graphic">
      <style:paragraph-properties fo:break-before="page" text:number-lines="false" text:line-number="0"/>
    </style:style>
    <style:style style:name="P9" style:family="paragraph" style:parent-style-name="subsection">
      <style:paragraph-properties fo:break-before="page"/>
    </style:style>
    <style:style style:name="P10" style:family="paragraph" style:parent-style-name="arrangementofsections">
      <style:paragraph-properties fo:text-align="start" style:justify-single-word="false"/>
    </style:style>
    <style:style style:name="P11" style:family="paragraph" style:parent-style-name="actreferredto">
      <style:paragraph-properties>
        <style:tab-stops/>
      </style:paragraph-properties>
    </style:style>
    <style:style style:name="P12" style:family="paragraph" style:parent-style-name="longtitle">
      <style:paragraph-properties text:number-lines="true" text:line-number="5"/>
    </style:style>
    <style:style style:name="P13" style:family="paragraph" style:parent-style-name="shorttitleenglish">
      <style:paragraph-properties text:number-lines="true" text:line-number="0"/>
    </style:style>
    <style:style style:name="P14" style:family="paragraph" style:parent-style-name="centered">
      <style:paragraph-properties text:number-lines="false" text:line-number="0"/>
      <style:text-properties style:font-name="Times New Roman3" style:font-name-asian="Times New Roman3" style:font-name-complex="Times New Roman3"/>
    </style:style>
    <style:style style:name="P15" style:family="paragraph" style:parent-style-name="centered">
      <style:paragraph-properties text:number-lines="false" text:line-number="0"/>
      <style:text-properties style:font-name="Times New Roman3" fo:font-style="italic" style:font-name-asian="Times New Roman3" style:font-style-asian="italic" style:font-name-complex="Times New Roman3" style:font-style-complex="italic"/>
    </style:style>
    <style:style style:name="P16" style:family="paragraph" style:parent-style-name="Standard">
      <style:paragraph-properties text:number-lines="false" text:line-number="0"/>
    </style:style>
    <style:style style:name="P17" style:family="paragraph" style:parent-style-name="Standard">
      <style:paragraph-properties text:number-lines="false" text:line-number="0"/>
      <style:text-properties style:font-name="Times New Roman3" style:font-name-asian="Times New Roman3" style:font-name-complex="Times New Roman3"/>
    </style:style>
    <style:style style:name="P18" style:family="paragraph" style:parent-style-name="bill">
      <style:paragraph-properties text:number-lines="false" text:line-number="0"/>
    </style:style>
    <style:style style:name="P19" style:family="paragraph" style:parent-style-name="shorttitlebackpage">
      <style:paragraph-properties text:number-lines="false" text:line-number="0"/>
    </style:style>
    <style:style style:name="P20" style:family="paragraph" style:parent-style-name="hr2">
      <style:paragraph-properties text:number-lines="false" text:line-number="0"/>
    </style:style>
    <style:style style:name="P21" style:family="paragraph" style:parent-style-name="hr2">
      <style:paragraph-properties text:number-lines="false" text:line-number="0"/>
      <style:text-properties style:font-name="Times New Roman"/>
    </style:style>
    <style:style style:name="P22" style:family="paragraph" style:parent-style-name="hr2">
      <style:paragraph-properties text:number-lines="false" text:line-number="0"/>
      <style:text-properties style:font-name="Times New Roman3" style:font-name-asian="Times New Roman3" style:font-name-complex="Times New Roman3"/>
    </style:style>
    <style:style style:name="P23" style:family="paragraph" style:parent-style-name="asinitiated">
      <style:paragraph-properties text:number-lines="false" text:line-number="0"/>
    </style:style>
    <style:style style:name="P24" style:family="paragraph" style:parent-style-name="Standard" style:master-page-name="frontcover">
      <style:paragraph-properties style:page-number="1"/>
    </style:style>
    <style:style style:name="P25" style:family="paragraph" style:parent-style-name="graphic" style:master-page-name="First_20_Page">
      <style:paragraph-properties style:page-number="1"/>
    </style:style>
    <style:style style:name="T1" style:family="text">
      <style:text-properties fo:font-weight="normal"/>
    </style:style>
    <style:style style:name="T2" style:family="text">
      <style:text-properties fo:font-weight="bold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style:font-name="Times New Roman" style:font-name-asian="Times New Roman3" style:font-name-complex="Times New Roman3"/>
    </style:style>
    <style:style style:name="T6" style:family="text">
      <style:text-properties style:font-name="Times New Roman3"/>
    </style:style>
    <style:style style:name="T7" style:family="text">
      <style:text-properties style:font-name="Times New Roman3" style:font-name-asian="Times New Roman3" style:font-name-complex="Times New Roman3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ection"/>
        <text:sequence-decl text:display-outline-level="0" text:name="paragraph"/>
        <text:sequence-decl text:display-outline-level="0" text:name="paragraph_no"/>
        <text:sequence-decl text:display-outline-level="0" text:name="subparagraph_no"/>
        <text:sequence-decl text:display-outline-level="0" text:name="subsection_no"/>
        <text:sequence-decl text:display-outline-level="0" text:name="clause_no"/>
        <text:sequence-decl text:display-outline-level="0" text:name="subclause_no"/>
        <text:sequence-decl text:display-outline-level="0" text:name="section_no"/>
        <text:sequence-decl text:display-outline-level="0" text:name="part_no"/>
        <text:sequence-decl text:display-outline-level="0" text:name="chapter_no"/>
        <text:sequence-decl text:display-outline-level="0" text:name="schedulenumber"/>
        <text:sequence-decl text:display-outline-level="0" text:name="schedulepartnumber"/>
        <text:sequence-decl text:display-outline-level="0" text:name="scheduleparagraphnumber"/>
        <text:sequence-decl text:display-outline-level="0" text:name="schedulesubparagraphnumber"/>
        <text:sequence-decl text:display-outline-level="0" text:name="scheduleclausenumber"/>
        <text:sequence-decl text:display-outline-level="0" text:name="schedulesubclausenumber"/>
        <text:sequence-decl text:display-outline-level="0" text:name="sectionnumber"/>
        <text:sequence-decl text:display-outline-level="0" text:name="subsectionnumber"/>
        <text:sequence-decl text:display-outline-level="0" text:name="paragraphnumber"/>
        <text:sequence-decl text:display-outline-level="0" text:name="subparagraphnumber"/>
        <text:sequence-decl text:display-outline-level="0" text:name="clausenumber"/>
        <text:sequence-decl text:display-outline-level="0" text:name="subclausenumber"/>
        <text:sequence-decl text:display-outline-level="0" text:name="partnumber"/>
        <text:sequence-decl text:display-outline-level="0" text:name="chapternumber"/>
      </text:sequence-decls>
      <text:user-field-decls>
        <text:user-field-decl office:value-type="string" office:string-value="No. 48 of 2016" text:name="Footer"/>
        <text:user-field-decl office:value-type="string" office:string-value="" text:name="-pi-oasys [cp10]"/>
        <text:user-field-decl office:value-type="string" office:string-value="" text:name="-pi-oasys [cp10] "/>
        <text:user-field-decl office:value-type="string" office:string-value="" text:name="-pi-oasys [jy"/>
        <text:user-field-decl office:value-type="string" office:string-value="" text:name="-pi-oasys [el4] "/>
        <text:user-field-decl office:value-type="string" office:string-value="" text:name="-pi-oasys [pf5p0] "/>
        <text:user-field-decl office:value-type="string" office:string-value="" text:name="-pi-oasys [jy "/>
        <text:user-field-decl office:value-type="string" office:string-value="" text:name="-pi-oasys [lw\xbc,1p8] "/>
        <text:user-field-decl office:value-type="string" office:string-value="" text:name="-pi-oasys [lf "/>
        <text:user-field-decl office:value-type="string" office:string-value="AN BILLE UM STÁDAS COMHIONANN (LIGEAN ISTEACH I SCOILEANNA), 2016" text:name="GA_shorttitle"/>
        <text:user-field-decl office:value-type="string" office:string-value="Equal Status (Admission to Schools) Bill 2016" text:name="EN_shorttitle"/>
        <text:user-field-decl office:value-type="string" office:string-value="Bill" text:name="STATUS"/>
        <text:user-field-decl office:value-type="string" office:string-value="" text:name="EN_DOC_STAGE"/>
        <text:user-field-decl office:value-type="string" office:string-value="" text:name="GA_DOC_STAGE"/>
        <text:user-field-decl office:value-type="string" office:string-value="An Act to provide for certain changes in relation to discrimination on grounds of religion in certain educational establishments; for that purpose to amend the Equal Status Act 2000; and to provide for connected matters. Be it enacted by the Oireachtas as follows : Amendment of section 7 (“Educational establishments”) of Equal Status Act 2000." text:name="EN_longtitle"/>
        <text:user-field-decl office:value-type="string" office:string-value="GA_shorttitle_caps" text:name="GA_shorttitle_caps"/>
      </text:user-field-decls>
      <text:p text:style-name="P24"/>
      <text:p text:style-name="Standard"/>
      <text:p text:style-name="graphic_5f_frontpage"/>
      <text:p text:style-name="hr"/>
      <text:p text:style-name="shorttitleirish_5f_frontpage"><text:span text:style-name="bold_5f_noitalic_5f_nounderline"><text:span text:style-name="T3">An Bille um Stádas Comhionann (Ligean Isteach i Scoileanna), 2016</text:span></text:span></text:p>
      <text:p text:style-name="shorttitleenglish_5f_frontpage"><text:span text:style-name="bold_5f_noitalic_5f_nounderline"><text:span text:style-name="T3">Equal Status (Admission to Schools) Bill 2016</text:span></text:span></text:p>
      <text:p text:style-name="P6"/>
      <text:p text:style-name="asinitiated"><text:span text:style-name="bold_5f_noitalic_5f_nounderline"><text:span text:style-name="T4">Mar a tionscnaíodh</text:span></text:span></text:p>
      <text:p text:style-name="asinitiated"><text:span text:style-name="bold_5f_noitalic_5f_nounderline"><text:span text:style-name="T4">As initiated</text:span></text:span></text:p>
      <text:p text:style-name="hr"/>
      <text:p text:style-name="P25"/>
      <text:p text:style-name="hr"/>
      <text:p text:style-name="shorttitleirish"><text:user-field-get text:name="GA_shorttitle">AN BILLE UM STÁDAS COMHIONANN (LIGEAN ISTEACH I SCOILEANNA), 2016</text:user-field-get></text:p>
      <text:p text:style-name="shorttitleenglish"><text:span text:style-name="bold_5f_noitalic_5f_nounderline"><text:span text:style-name="T2"><text:user-field-get text:name="EN_shorttitle">Equal Status (Admission to Schools) Bill 2016</text:user-field-get></text:span></text:span></text:p>
      <text:p text:style-name="hr"/>
      <text:p text:style-name="P5"/>
      <text:p text:style-name="arrangementofsections">CONTENTS</text:p>
      <text:p text:style-name="arrangementofsections"/>
      <text:p text:style-name="P10">Section</text:p>
      <text:p text:style-name="tocsectionnumber">1. <text:s/><text:bookmark-ref text:reference-format="text" text:ref-name="toc_book_1">Amendment of section 7 (“Educational establishments”) of the Equal Status Act 2000</text:bookmark-ref></text:p>
      <text:p text:style-name="tocsectionnumber">2. <text:s/><text:bookmark-ref text:reference-format="text" text:ref-name="toc_book_2">Short title, collective citation and construction</text:bookmark-ref></text:p>
      <text:p text:style-name="tocsectionnumber"/>
      <text:alphabetical-index text:style-name="Sect1" text:protected="true" text:name="Alphabetical Index1">
        <text:alphabetical-index-source text:sort-algorithm="alphanumeric" fo:language="en" fo:country="IE">
          <text:index-title-template text:style-name="actsreferredto">Acts Referred to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actreferredto">
            <text:index-entry-text/>
          </text:alphabetical-index-entry-template>
          <text:alphabetical-index-entry-template text:outline-level="2" text:style-name="actreferredto">
            <text:index-entry-text/>
          </text:alphabetical-index-entry-template>
          <text:alphabetical-index-entry-template text:outline-level="3" text:style-name="actreferredto">
            <text:index-entry-text/>
          </text:alphabetical-index-entry-template>
        </text:alphabetical-index-source>
        <text:index-body>
          <text:index-title text:style-name="Sect1" text:name="Alphabetical Index1_Head">
            <text:p text:style-name="P7">Acts Referred to</text:p>
          </text:index-title>
          <text:p text:style-name="P11">Equal Status Act 2000 (No. 8)</text:p>
          <text:p text:style-name="P11">Equal Status Acts 2000 to 2015</text:p>
        </text:index-body>
      </text:alphabetical-index>
      <text:p text:style-name="Standard"/>
      <text:p text:style-name="P8"/>
      <text:p text:style-name="hr"/>
      <text:p text:style-name="shorttitleirish"><text:hidden-text text:condition="ooow:" text:string-value="P3:L1" text:is-hidden="true"/><text:user-field-get text:name="GA_shorttitle">AN BILLE UM STÁDAS COMHIONANN (LIGEAN ISTEACH I SCOILEANNA), 2016</text:user-field-get></text:p>
      <text:p text:style-name="P13"><text:hidden-text text:condition="ooow:" text:string-value="P3:L2" text:is-hidden="true"/><text:span text:style-name="bold_5f_noitalic_5f_nounderline"><text:span text:style-name="T2"><text:user-field-get text:name="EN_shorttitle">Equal Status (Admission to Schools) Bill 2016</text:user-field-get></text:span></text:span></text:p>
      <text:p text:style-name="hr"/>
      <text:p text:style-name="bill"><text:hidden-text text:condition="ooow:" text:string-value="P3:L3" text:is-hidden="true"/><text:user-field-get text:name="STATUS">Bill</text:user-field-get></text:p>
      <text:p text:style-name="entitled"><text:hidden-text text:condition="ooow:" text:string-value="P3:L4" text:is-hidden="true"/>entitled</text:p>
      <text:p text:style-name="P12"><text:hidden-text text:condition="ooow:" text:string-value="P3:L5" text:is-hidden="true"/>An Act to provide for certain changes in relation to discrimination on grounds of <text:hidden-text text:condition="ooow:" text:string-value="P3:L6" text:is-hidden="true"/>religion in certain educational establishments; for that purpose to amend the <text:alphabetical-index-mark text:string-value="Equal Status Act 2000 (No. 8)"/>Equal <text:hidden-text text:condition="ooow:" text:string-value="P3:L7" text:is-hidden="true"/>Status Act 2000; and to provide for connected matters.</text:p>
      <text:p text:style-name="enacted"><text:hidden-text text:condition="ooow:" text:string-value="P3:L9" text:is-hidden="true"/>Be it enacted by the Oireachtas as follows:</text:p>
      <text:p text:style-name="shouldernote"><text:hidden-text text:condition="ooow:" text:string-value="P3:L10" text:is-hidden="true"/><text:bookmark-start text:name="toc_book_1"/>Amendment of section 7 (“Educational establishments”) of the <text:alphabetical-index-mark text:string-value="Equal Status Act 2000 (No. 8)"/>Equal Status Act 2000<text:bookmark-end text:name="toc_book_1"/></text:p>
      <text:p text:style-name="section"><text:hidden-text text:condition="ooow:" text:string-value="P3:L11" text:is-hidden="true"/><text:reference-mark-start text:name="sectionnumber_1"/><text:span text:style-name="T2"><text:sequence text:ref-name="refsectionnumber0" text:name="sectionnumber" style:num-format="1">1</text:sequence></text:span><text:reference-mark-end text:name="sectionnumber_1"/><text:span text:style-name="T2">.</text:span><text:tab/>Section 7 of the <text:alphabetical-index-mark text:string-value="Equal Status Act 2000 (No. 8)"/>Equal Status Act 2000 is amended⁠—</text:p>
      <text:p text:style-name="paragraph"><text:hidden-text text:condition="ooow:" text:string-value="P3:L12" text:is-hidden="true"/><text:tab/><text:reference-mark-start text:name="paragraphnumber_1"/>(<text:sequence text:ref-name="refparagraphnumber0" text:name="paragraphnumber" text:formula="ooow:1" style:num-format="a">a</text:sequence>)<text:reference-mark-end text:name="paragraphnumber_1"/><text:tab/>in subsection (3), by the substitution of the following for paragraph (c):</text:p>
      <text:p text:style-name="paragraph_5f_insert"><text:hidden-text text:condition="ooow:" text:string-value="P3:L13" text:is-hidden="true"/><text:tab/>“(c)<text:tab/>where the establishment is a school supported by public funds <text:hidden-text text:condition="ooow:" text:string-value="P3:L14" text:is-hidden="true"/>providing primary or post-primary education to students and the <text:hidden-text text:condition="ooow:" text:string-value="P3:L15" text:is-hidden="true"/>objective of the school is to provide education in an <text:hidden-text text:condition="ooow:" text:string-value="P3:L16" text:is-hidden="true"/>environment which promotes certain religious values⁠—</text:p>
      <text:p text:style-name="subparagraph_5f_insert"><text:hidden-text text:condition="ooow:" text:string-value="P3:L17" text:is-hidden="true"/><text:tab/>(i)<text:tab/>it admits persons of a particular religious denomination in <text:hidden-text text:condition="ooow:" text:string-value="P3:L18" text:is-hidden="true"/>preference to others, if it is proved that such a policy is essential <text:hidden-text text:condition="ooow:" text:string-value="P3:L19" text:is-hidden="true"/>in order to ensure reasonable access to education for children of <text:hidden-text text:condition="ooow:" text:string-value="P3:L20" text:is-hidden="true"/>that denomination within its catchment area in accordance with <text:hidden-text text:condition="ooow:" text:string-value="P3:L21" text:is-hidden="true"/>the conscience and lawful preference of their parents, or</text:p>
      <text:p text:style-name="subparagraph_5f_insert"><text:hidden-text text:condition="ooow:" text:string-value="P3:L22" text:is-hidden="true"/><text:tab/>(ii)<text:tab/>it refuses to admit as a student a person who is not of that <text:hidden-text text:condition="ooow:" text:string-value="P3:L23" text:is-hidden="true"/>denomination, if it is proved that the refusal is essential to <text:hidden-text text:condition="ooow:" text:string-value="P3:L24" text:is-hidden="true"/>maintain the ethos of the school,”;</text:p>
      <text:p text:style-name="paragraph"><text:hidden-text text:condition="ooow:" text:string-value="P3:L25" text:is-hidden="true"/><text:tab/><text:tab/>and</text:p>
      <text:p text:style-name="paragraph"><text:hidden-text text:condition="ooow:" text:string-value="P3:L26" text:is-hidden="true"/><text:tab/><text:reference-mark-start text:name="paragraphnumber_2"/>(<text:sequence text:ref-name="refparagraphnumber1" text:name="paragraphnumber" text:formula="ooow:paragraphnumber+1" style:num-format="a">b</text:sequence>)<text:reference-mark-end text:name="paragraphnumber_2"/><text:tab/>by inserting the following as subsection (3A):</text:p>
      <text:p text:style-name="subsection_5f_insert"><text:hidden-text text:condition="ooow:" text:string-value="P3:L27" text:is-hidden="true"/><text:tab/>“(3A)<text:tab/>In determining for the purposes of subsection (3)(c) whether an <text:hidden-text text:condition="ooow:" text:string-value="P3:L28" text:is-hidden="true"/>admission policy referred to in sub-paragraph (i) or a refusal referred <text:hidden-text text:condition="ooow:" text:string-value="P3:L29" text:is-hidden="true"/>to in sub-paragraph (ii) is essential for the purposes referred to, due <text:hidden-text text:condition="ooow:" text:string-value="P3:L30" text:is-hidden="true"/>regard shall be had to⁠—</text:p>
      <text:p text:style-name="paragraph_5f_insert"><text:hidden-text text:condition="ooow:" text:string-value="P3:L31" text:is-hidden="true"/><text:tab/>(a)<text:tab/>the constitutional right of any child to attend a school receiving <text:hidden-text text:condition="ooow:" text:string-value="P3:L32" text:is-hidden="true"/>public money without attending religious instruction at that school, <text:hidden-text text:condition="ooow:" text:string-value="P3:L33" text:is-hidden="true"/>and</text:p>
      <text:p text:style-name="paragraph_5f_insert"><text:hidden-text text:condition="ooow:" text:string-value="P4:L1" text:is-hidden="true"/><text:tab/>(b)<text:tab/>the concomitant obligation that every such school must be so <text:soft-page-break/><text:hidden-text text:condition="ooow:" text:string-value="P4:L2" text:is-hidden="true"/>organised as to enable that right effectually to be enjoyed.”.</text:p>
      <text:p text:style-name="shouldernote"><text:hidden-text text:condition="ooow:" text:string-value="P4:L3" text:is-hidden="true"/><text:bookmark-start text:name="toc_book_2"/>Short title, collective citation and construction<text:bookmark-end text:name="toc_book_2"/></text:p>
      <text:p text:style-name="subsection"><text:hidden-text text:condition="ooow:" text:string-value="P4:L4" text:is-hidden="true"/><text:reference-mark-start text:name="sectionnumber_2"/><text:span text:style-name="T2"><text:sequence text:ref-name="refsectionnumber1" text:name="sectionnumber" text:formula="ooow:sectionnumber+1" style:num-format="1">2</text:sequence></text:span><text:reference-mark-end text:name="sectionnumber_2"/><text:span text:style-name="T2">.</text:span><text:tab/><text:reference-mark-start text:name="subsectionnumber_1"/>(<text:sequence text:ref-name="refsubsectionnumber0" text:name="subsectionnumber" style:num-format="1">1</text:sequence>)<text:reference-mark-end text:name="subsectionnumber_1"/><text:tab/>This Act may be cited as the Equal Status (Admission to Schools) Act 2016.</text:p>
      <text:p text:style-name="subsection"><text:hidden-text text:condition="ooow:" text:string-value="P4:L5" text:is-hidden="true"/><text:tab/><text:reference-mark-start text:name="subsectionnumber_2"/>(<text:sequence text:ref-name="refsubsectionnumber1" text:name="subsectionnumber" text:formula="ooow:subsectionnumber+1" style:num-format="1">2</text:sequence>)<text:reference-mark-end text:name="subsectionnumber_2"/><text:tab/>This Act and the <text:alphabetical-index-mark-start text:id="IMark470781316"/>Equal Status Acts 2000 to 2015<text:alphabetical-index-mark-end text:id="IMark470781316"/> may be cited together as the Equal <text:hidden-text text:condition="ooow:" text:string-value="P4:L6" text:is-hidden="true"/>Status Acts 2000 to 2016 and shall be construed together as one Act.</text:p>
      <text:p text:style-name="P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9">An Bille um Stádas Comhionann (Ligean Isteach i Scoileanna), 2016</text:p>
            <text:p text:style-name="P16"><text:span text:style-name="bold_5f_noitalic_5f_nounderline"><text:span text:style-name="T3"/></text:span></text:p>
            <text:p text:style-name="P21"><text:s text:c="23"/></text:p>
            <text:p text:style-name="P18">BILLE</text:p>
            <text:p text:style-name="P23">(mar a tionscnaíodh)</text:p>
            <text:p text:style-name="P23">d<text:span text:style-name="T6">á ngairtear</text:span></text:p>
            <text:p text:style-name="P16"/>
            <text:p text:style-name="backpageprovision_5f_no_5f_line_5f_numbering"><text:span text:style-name="T7">Acht do dhéanamh socrú maidir le hathruithe áirithe i ndáil le hidirdhealú ar fhorais creidimh i mbunachais oideachais áirithe; chun na críche sin do leasú an Achta um Stádas Comhionann, 2000; agus do dhéanamh socrú i dtaobh nithe comhghaolmhara.</text:span><text:span text:style-name="bold_5f_noitalic_5f_nounderline"><text:span text:style-name="T5"><text:line-break/></text:span></text:span></text:p>
            <text:p text:style-name="P21"/>
            <text:p text:style-name="P15">Na Teachtaí Siobhán de Briotún agus Breandán Ó Húilín a thug isteach,</text:p>
            <text:p text:style-name="P14">21 <text:span text:style-name="T8">Meitheamh,</text:span> 2016</text:p>
            <text:p text:style-name="P22"/>
            <text:p text:style-name="P17"/>
          </table:table-cell>
          <table:table-cell table:style-name="Table1.B1" office:value-type="string">
            <text:p text:style-name="P19">Equal Status (Admission to Schools) Bill 2016</text:p>
            <text:p text:style-name="P16"><text:span text:style-name="bold_5f_noitalic_5f_nounderline"><text:span text:style-name="T3"/></text:span></text:p>
            <text:p text:style-name="P20"><text:s/></text:p>
            <text:p text:style-name="P18">BILL</text:p>
            <text:p text:style-name="P23">(as initiated)</text:p>
            <text:p text:style-name="P23">entitled</text:p>
            <text:p text:style-name="P16"/>
            <text:p text:style-name="backpageprovision_5f_no_5f_line_5f_numbering">An Act to provide for certain changes in relation to discrimination on grounds of religion in certain educational establishments; for that purpose to amend the Equal Status Act 2000; and to provide for connected matters.<text:line-break/><text:line-break/></text:p>
            <text:p text:style-name="P20"/>
            <text:p text:style-name="P15">Introduced by Deputies Joan Burton and Brendan Howlin,</text:p>
            <text:p text:style-name="P14"><text:span text:style-name="T9">21</text:span><text:span text:style-name="T8">st June,</text:span> 2016</text:p>
            <text:p text:style-name="P20"/>
            <text:p text:style-name="P1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" svg:font-family="Tahoma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 fo:background-color="transparent"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r" style:family="paragraph">
      <style:paragraph-properties fo:margin-left="6.001cm" fo:margin-right="6.001cm" fo:margin-top="0.3cm" fo:margin-bottom="0.3cm" fo:text-align="start" style:justify-single-word="false" fo:text-indent="0cm" style:auto-text-indent="false" fo:background-color="transparent" fo:padding="0cm" fo:border-left="none" fo:border-right="none" fo:border-top="0.011cm solid #000000" fo:border-bottom="none" text:number-lines="false" text:line-number="0">
        <style:background-image/>
      </style:paragraph-properties>
      <style:text-properties style:font-name="Times New Roman1" fo:font-size="2pt"/>
    </style:style>
    <style:style style:name="graphic" style:family="paragraph">
      <style:paragraph-properties fo:margin-left="0cm" fo:margin-right="0cm" fo:margin-top="0cm" fo:margin-bottom="0cm" fo:text-align="center" style:justify-single-word="false" fo:text-indent="0cm" style:auto-text-indent="false" fo:background-color="transparent">
        <style:tab-stops/>
        <style:background-image xlink:href="Pictures/100002010000019F000002A0471B8B42.png" xlink:type="simple" xlink:actuate="onLoad" style:position="center center" style:repeat="no-repeat"/>
      </style:paragraph-properties>
      <style:text-properties style:font-name="Times New Roman1" fo:font-size="60pt"/>
    </style:style>
    <style:style style:name="shorttitleirish" style:family="paragraph" style:master-page-name="">
      <style:paragraph-properties fo:margin-left="0cm" fo:margin-right="0cm" fo:text-align="center" style:justify-single-word="false" fo:text-indent="0cm" style:auto-text-indent="false" style:page-number="auto" fo:background-color="transparent" text:number-lines="true" text:line-number="0">
        <style:background-image/>
      </style:paragraph-properties>
      <style:text-properties fo:font-variant="normal" fo:text-transform="none" style:font-name="Times New Roman2" fo:font-size="11pt" fo:font-weight="bold"/>
    </style:style>
    <style:style style:name="shorttitleenglish" style:family="paragraph" style:master-page-name="">
      <style:paragraph-properties fo:margin-left="0cm" fo:margin-right="0cm" fo:text-align="center" style:justify-single-word="false" fo:text-indent="0cm" style:auto-text-indent="false" style:page-number="auto" fo:background-color="transparent" text:number-lines="false" text:line-number="0">
        <style:background-image/>
      </style:paragraph-properties>
      <style:text-properties fo:text-transform="uppercase" style:font-name="Times New Roman2" fo:font-size="11pt" fo:font-weight="bold"/>
    </style:style>
    <style:style style:name="statusirish" style:family="paragraph">
      <style:paragraph-properties fo:margin-left="0cm" fo:margin-right="0cm" fo:text-align="center" style:justify-single-word="false" fo:text-indent="0cm" style:auto-text-indent="false" fo:background-color="transparent">
        <style:background-image/>
      </style:paragraph-properties>
      <style:text-properties style:font-name="Times New Roman1" fo:font-size="11pt" fo:font-style="italic"/>
    </style:style>
    <style:style style:name="statusenglish" style:family="paragraph">
      <style:paragraph-properties fo:margin-left="0cm" fo:margin-right="0cm" fo:text-align="center" style:justify-single-word="false" fo:text-indent="0cm" style:auto-text-indent="false" fo:background-color="transparent">
        <style:background-image/>
      </style:paragraph-properties>
      <style:text-properties style:font-name="Times New Roman1" fo:font-size="11pt" fo:font-style="italic"/>
    </style:style>
    <style:style style:name="arrangementofsections" style:family="paragraph">
      <style:paragraph-properties fo:margin-left="0cm" fo:margin-right="0cm" fo:text-align="center" style:justify-single-word="false" fo:text-indent="0cm" style:auto-text-indent="false" fo:background-color="transparent" text:number-lines="false" text:line-number="0">
        <style:tab-stops/>
        <style:background-image/>
      </style:paragraph-properties>
      <style:text-properties style:font-name="Times New Roman1" fo:font-size="10.5pt"/>
    </style:style>
    <style:style style:name="tocpartnumber" style:family="paragraph" style:master-page-name="">
      <style:paragraph-properties fo:margin-left="0cm" fo:margin-right="0cm" fo:margin-top="0.499cm" fo:margin-bottom="0.3cm" fo:text-align="center" style:justify-single-word="false" fo:text-indent="0cm" style:auto-text-indent="false" style:page-number="auto" fo:background-color="transparent" text:number-lines="false" text:line-number="0">
        <style:tab-stops/>
        <style:background-image/>
      </style:paragraph-properties>
      <style:text-properties style:font-name="Times New Roman1" fo:font-size="11pt"/>
    </style:style>
    <style:style style:name="tocparttitle" style:family="paragraph" style:next-style-name="tocsectionheader" style:master-page-name="">
      <style:paragraph-properties fo:margin-left="0cm" fo:margin-right="0cm" fo:margin-top="0.101cm" fo:margin-bottom="0.3cm" fo:text-align="center" style:justify-single-word="false" fo:text-indent="0cm" style:auto-text-indent="false" style:page-number="auto" fo:background-color="transparent" text:number-lines="false" text:line-number="0">
        <style:background-image/>
      </style:paragraph-properties>
      <style:text-properties fo:font-variant="small-caps" style:font-name="Times New Roman1" fo:font-size="11pt"/>
    </style:style>
    <style:style style:name="tocchaptertitle" style:family="paragraph" style:master-page-name="">
      <style:paragraph-properties fo:margin-left="0cm" fo:margin-right="0cm" fo:margin-top="0.199cm" fo:margin-bottom="0.3cm" fo:text-align="center" style:justify-single-word="false" fo:text-indent="0cm" style:auto-text-indent="false" style:page-number="auto" fo:background-color="transparent" fo:keep-with-next="auto" text:number-lines="false" text:line-number="0">
        <style:background-image/>
      </style:paragraph-properties>
      <style:text-properties style:font-name="Times New Roman1" fo:font-size="11pt" fo:font-style="italic"/>
    </style:style>
    <style:style style:name="tocsectionheader" style:family="paragraph" style:master-page-name="">
      <style:paragraph-properties fo:margin-left="0cm" fo:margin-right="0cm" fo:margin-top="0cm" fo:margin-bottom="0.199cm" fo:text-align="start" style:justify-single-word="false" fo:text-indent="0cm" style:auto-text-indent="false" style:page-number="auto" fo:background-color="transparent" style:shadow="none" text:number-lines="false" text:line-number="0">
        <style:background-image/>
      </style:paragraph-properties>
      <style:text-properties style:font-name="Times New Roman1" fo:font-size="11pt"/>
    </style:style>
    <style:style style:name="tocsectionnumber" style:family="paragraph" style:master-page-name="">
      <style:paragraph-properties fo:margin-left="1.85cm" fo:margin-right="0cm" fo:margin-top="0cm" fo:margin-bottom="0.199cm" fo:text-align="start" style:justify-single-word="false" fo:text-indent="-1.199cm" style:auto-text-indent="false" style:page-number="auto" fo:background-color="transparent" text:number-lines="false" text:line-number="0">
        <style:tab-stops>
          <style:tab-stop style:position="-0.499cm"/>
        </style:tab-stops>
        <style:background-image/>
      </style:paragraph-properties>
      <style:text-properties style:font-name="Times New Roman1" fo:font-size="11pt"/>
    </style:style>
    <style:style style:name="tocschedulenumber" style:family="paragraph" style:master-page-name="">
      <style:paragraph-properties fo:margin-left="0cm" fo:margin-right="0cm" fo:margin-top="0.499cm" fo:margin-bottom="0.3cm" fo:text-align="center" style:justify-single-word="false" fo:text-indent="0cm" style:auto-text-indent="false" style:page-number="auto" fo:background-color="transparent" style:shadow="none" text:number-lines="false" text:line-number="0">
        <style:tab-stops/>
        <style:drop-cap/>
        <style:background-image/>
      </style:paragraph-properties>
      <style:text-properties fo:text-transform="uppercase" style:font-name="Times New Roman1" fo:font-size="11pt"/>
    </style:style>
    <style:style style:name="actsreferredto" style:family="paragraph" style:master-page-name="">
      <style:paragraph-properties fo:margin-left="0cm" fo:margin-right="0cm" fo:margin-top="0cm" fo:margin-bottom="0.75cm" fo:text-align="center" style:justify-single-word="false" fo:text-indent="0cm" style:auto-text-indent="false" style:page-number="auto" fo:background-color="transparent" text:number-lines="false" text:line-number="0">
        <style:tab-stops/>
        <style:background-image/>
      </style:paragraph-properties>
      <style:text-properties fo:font-variant="small-caps" style:font-name="Times New Roman1" fo:font-size="11pt"/>
    </style:style>
    <style:style style:name="actreferredto" style:family="paragraph" style:master-page-name="">
      <style:paragraph-properties fo:margin-left="0.651cm" fo:margin-right="0cm" fo:margin-top="0cm" fo:margin-bottom="0.199cm" fo:text-align="start" style:justify-single-word="false" fo:text-indent="-0.3cm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style:font-name="Times New Roman1" fo:font-size="10.5pt"/>
    </style:style>
    <style:style style:name="entitled" style:family="paragraph" style:master-page-name="">
      <style:paragraph-properties fo:margin-left="0cm" fo:margin-right="0cm" fo:text-align="center" style:justify-single-word="false" fo:text-indent="0cm" style:auto-text-indent="false" style:page-number="auto" fo:background-color="transparent" text:number-lines="true" text:line-number="0">
        <style:background-image/>
      </style:paragraph-properties>
      <style:text-properties style:font-name="Times New Roman3" fo:font-size="11pt" fo:font-style="italic"/>
    </style:style>
    <style:style style:name="longtitle" style:family="paragraph" style:next-style-name="enacted" style:master-page-name="">
      <style:paragraph-properties fo:margin-left="0cm" fo:margin-right="0cm" fo:line-height="0.6cm" fo:text-align="start" style:justify-single-word="false" fo:text-indent="0cm" style:auto-text-indent="false" style:page-number="auto" fo:background-color="transparent" text:number-lines="true" text:line-number="0">
        <style:background-image/>
      </style:paragraph-properties>
      <style:text-properties style:font-name="Times New Roman1" fo:font-size="12pt"/>
    </style:style>
    <style:style style:name="partnumber" style:family="paragraph" style:next-style-name="parttitle" style:master-page-name="">
      <style:paragraph-properties fo:margin-left="0cm" fo:margin-right="0cm" fo:margin-top="1cm" fo:margin-bottom="0.499cm" fo:text-align="center" style:justify-single-word="false" fo:keep-together="always" fo:text-indent="0cm" style:auto-text-indent="false" style:page-number="auto" fo:background-color="transparent" fo:keep-with-next="always">
        <style:tab-stops/>
        <style:background-image/>
      </style:paragraph-properties>
      <style:text-properties style:font-name="Times New Roman1" fo:font-size="11pt"/>
    </style:style>
    <style:style style:name="parttitle" style:family="paragraph" style:next-style-name="chapternumber" style:master-page-name="">
      <style:paragraph-properties fo:margin-left="0cm" fo:margin-right="0cm" fo:text-align="center" style:justify-single-word="false" fo:keep-together="always" fo:text-indent="0cm" style:auto-text-indent="false" style:page-number="auto" fo:background-color="transparent" fo:keep-with-next="always">
        <style:tab-stops/>
        <style:background-image/>
      </style:paragraph-properties>
      <style:text-properties fo:font-variant="small-caps" style:font-name="Times New Roman1" fo:font-size="11pt"/>
    </style:style>
    <style:style style:name="shouldernote" style:family="paragraph" style:next-style-name="section" style:master-page-name="">
      <style:paragraph-properties fo:margin-left="0cm" fo:margin-right="0cm" fo:margin-top="0.801cm" fo:margin-bottom="0.101cm" fo:line-height="0.499cm" fo:text-align="justify" style:justify-single-word="false" fo:keep-together="always" fo:orphans="0" fo:hyphenation-ladder-count="no-limit" fo:text-indent="0cm" style:auto-text-indent="false" style:page-number="auto" fo:background-color="transparent" fo:keep-with-next="always">
        <style:tab-stops/>
        <style:background-image/>
      </style:paragraph-properties>
      <style:text-properties style:font-name="Times New Roman2" fo:font-size="11pt" fo:font-style="normal" fo:font-weight="bold" fo:hyphenate="false" fo:hyphenation-remain-char-count="2" fo:hyphenation-push-char-count="2"/>
    </style:style>
    <style:style style:name="section" style:family="paragraph" style:parent-style-name="graphic" style:master-page-name="">
      <style:paragraph-properties fo:margin-left="1cm" fo:margin-right="0cm" fo:margin-top="0cm" fo:margin-bottom="0.25cm" fo:line-height="0.499cm" fo:text-align="justify" style:justify-single-word="false" fo:hyphenation-ladder-count="no-limit" fo:text-indent="-1cm" style:auto-text-indent="false" style:page-number="auto" fo:background-color="transparent" text:number-lines="true" text:line-number="0">
        <style:tab-stops>
          <style:tab-stop style:position="1cm"/>
        </style:tab-stops>
        <style:background-image/>
      </style:paragraph-properties>
      <style:text-properties style:font-name="Times New Roman1" fo:font-size="11pt" fo:font-style="normal" fo:font-weight="normal" fo:hyphenate="false" fo:hyphenation-remain-char-count="2" fo:hyphenation-push-char-count="2"/>
    </style:style>
    <style:style style:name="subparagraph" style:family="paragraph" style:master-page-name="">
      <style:paragraph-properties fo:margin-left="2.9cm" fo:margin-right="0cm" fo:margin-top="0cm" fo:margin-bottom="0.25cm" fo:line-height="0.499cm" fo:text-align="justify" style:justify-single-word="false" fo:hyphenation-ladder-count="no-limit" fo:text-indent="-2.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clause" style:family="paragraph" style:master-page-name="">
      <style:paragraph-properties fo:margin-left="3.6cm" fo:margin-right="0cm" fo:margin-top="0cm" fo:margin-bottom="0.25cm" fo:line-height="0.499cm" fo:text-align="justify" style:justify-single-word="false" fo:hyphenation-ladder-count="no-limit" fo:text-indent="-3.6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ubclause" style:family="paragraph" style:master-page-name="">
      <style:paragraph-properties fo:margin-left="4.099cm" fo:margin-right="0cm" fo:margin-top="0cm" fo:margin-bottom="0.25cm" fo:line-height="0.499cm" fo:text-align="justify" style:justify-single-word="false" fo:hyphenation-ladder-count="no-limit" fo:text-indent="-4.09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chedulenumber" style:family="paragraph" style:next-style-name="sectionreference" style:master-page-name="">
      <style:paragraph-properties fo:margin-left="0cm" fo:margin-right="0cm" fo:margin-top="1cm" fo:margin-bottom="0cm" fo:text-align="center" style:justify-single-word="false" fo:keep-together="always" fo:text-indent="0cm" style:auto-text-indent="false" style:page-number="auto" fo:break-before="page" fo:background-color="transparent" fo:keep-with-next="always">
        <style:background-image/>
      </style:paragraph-properties>
      <style:text-properties style:font-name="Times New Roman1" fo:font-size="11pt"/>
    </style:style>
    <style:style style:name="sectionreference" style:family="paragraph" style:next-style-name="scheduletitle" style:master-page-name="">
      <style:paragraph-properties fo:margin-left="0cm" fo:margin-right="0cm" fo:margin-top="0cm" fo:margin-bottom="0.25cm" fo:text-align="start" style:justify-single-word="false" fo:text-indent="0cm" style:auto-text-indent="false" style:page-number="auto" fo:background-color="transparent">
        <style:background-image/>
      </style:paragraph-properties>
      <style:text-properties fo:font-variant="normal" fo:text-transform="none" style:font-name="Times New Roman1" fo:font-size="11pt" fo:font-style="italic"/>
    </style:style>
    <style:style style:name="schedulepartnumber" style:family="paragraph" style:next-style-name="scheduleparttitle" style:master-page-name="">
      <style:paragraph-properties fo:margin-left="0cm" fo:margin-right="0cm" fo:margin-top="0.499cm" fo:margin-bottom="0cm" fo:text-align="center" style:justify-single-word="false" fo:keep-together="always" fo:text-indent="0cm" style:auto-text-indent="false" style:page-number="auto" fo:background-color="transparent" fo:keep-with-next="auto">
        <style:background-image/>
      </style:paragraph-properties>
      <style:text-properties style:font-name="Times New Roman1" fo:font-size="11pt"/>
    </style:style>
    <style:style style:name="scheduleparttitle" style:family="paragraph" style:master-page-name="">
      <style:paragraph-properties fo:margin-left="0cm" fo:margin-right="0cm" fo:margin-top="0.4cm" fo:margin-bottom="0cm" fo:text-align="center" style:justify-single-word="false" fo:keep-together="always" fo:text-indent="0cm" style:auto-text-indent="false" style:page-number="auto" fo:background-color="transparent" fo:keep-with-next="always">
        <style:background-image/>
      </style:paragraph-properties>
      <style:text-properties fo:font-variant="small-caps" style:font-name="Times New Roman1" fo:font-size="11pt"/>
    </style:style>
    <style:style style:name="scheduleparagraph_5f_insert" style:display-name="scheduleparagraph_insert" style:family="paragraph" style:master-page-name="">
      <style:paragraph-properties fo:margin-left="3.9cm" fo:margin-right="0cm" fo:margin-top="0cm" fo:margin-bottom="0.25cm" fo:line-height="0.499cm" fo:text-align="start" style:justify-single-word="false" fo:hyphenation-ladder-count="no-limit" fo:text-indent="-1.499cm" style:auto-text-indent="false" style:page-number="auto" fo:background-color="transparent" style:shadow="none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chedulesubparagraph_5f_insert" style:display-name="schedulesubparagraph_insert" style:family="paragraph" style:master-page-name="">
      <style:paragraph-properties fo:margin-left="4.6cm" fo:margin-right="0cm" fo:margin-top="0cm" fo:margin-bottom="0.25cm" fo:line-height="0.499cm" fo:text-align="start" style:justify-single-word="false" fo:hyphenation-ladder-count="no-limit" fo:text-indent="-1.49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cheduleclause_5f_insert" style:display-name="scheduleclause_insert" style:family="paragraph" style:master-page-name="">
      <style:paragraph-properties fo:margin-left="5.3cm" fo:margin-right="0cm" fo:margin-top="0cm" fo:margin-bottom="0.25cm" fo:line-height="0.499cm" fo:text-align="start" style:justify-single-word="false" fo:hyphenation-ladder-count="no-limit" fo:text-indent="-2.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chedulesubclause_5f_insert" style:display-name="schedulesubclause_insert" style:family="paragraph" style:master-page-name="">
      <style:paragraph-properties fo:margin-left="6.001cm" fo:margin-right="0cm" fo:text-align="start" style:justify-single-word="false" fo:hyphenation-ladder-count="no-limit" fo:text-indent="-2.401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bill" style:family="paragraph" style:next-style-name="entitled" style:master-page-name="">
      <style:paragraph-properties fo:margin-left="0cm" fo:margin-right="0cm" fo:text-align="center" style:justify-single-word="false" fo:text-indent="0cm" style:auto-text-indent="false" style:page-number="auto" fo:background-color="transparent" text:number-lines="true" text:line-number="0">
        <style:background-image/>
      </style:paragraph-properties>
      <style:text-properties style:font-name="Times New Roman2" fo:font-size="36pt" fo:font-weight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clause_5f_insert" style:display-name="clause_insert" style:family="paragraph" style:master-page-name="">
      <style:paragraph-properties fo:margin-left="5.5cm" fo:margin-right="0cm" fo:margin-top="0cm" fo:margin-bottom="0.25cm" fo:line-height="0.499cm" fo:text-align="justify" style:justify-single-word="false" fo:hyphenation-ladder-count="no-limit" fo:text-indent="-3.6cm" style:auto-text-indent="false" style:page-number="auto">
        <style:tab-stops>
          <style:tab-stop style:position="-0.199cm" style:type="right"/>
        </style:tab-stops>
      </style:paragraph-properties>
      <style:text-properties style:font-name="Times New Roman1" fo:font-size="11pt" fo:hyphenate="false" fo:hyphenation-remain-char-count="2" fo:hyphenation-push-char-count="2"/>
    </style:style>
    <style:style style:name="subclause_5f_insert" style:display-name="subclause_insert" style:family="paragraph" style:master-page-name="">
      <style:paragraph-properties fo:margin-left="6.1cm" fo:margin-right="0cm" fo:margin-top="0cm" fo:margin-bottom="0.25cm" fo:line-height="0.499cm" fo:text-align="justify" style:justify-single-word="false" fo:hyphenation-ladder-count="no-limit" fo:text-indent="-4.09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ubparagraph_5f_insert" style:display-name="subparagraph_insert" style:family="paragraph" style:master-page-name="">
      <style:paragraph-properties fo:margin-left="4.9cm" fo:margin-right="0cm" fo:margin-top="0cm" fo:margin-bottom="0.25cm" fo:line-height="0.499cm" fo:text-align="justify" style:justify-single-word="false" fo:hyphenation-ladder-count="no-limit" fo:text-indent="-2.9cm" style:auto-text-indent="false" style:page-number="auto" fo:background-color="transparent" style:shadow="none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paragraph_5f_insert" style:display-name="paragraph_insert" style:family="paragraph" style:master-page-name="">
      <style:paragraph-properties fo:margin-left="4.399cm" fo:margin-right="0cm" fo:margin-top="0cm" fo:margin-bottom="0.25cm" fo:line-height="0.499cm" fo:text-align="justify" style:justify-single-word="false" fo:hyphenation-ladder-count="no-limit" fo:text-indent="-2.2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ubsection_5f_insert" style:display-name="subsection_insert" style:family="paragraph" style:master-page-name="">
      <style:paragraph-properties fo:margin-left="3.9cm" fo:margin-right="0cm" fo:margin-top="0cm" fo:margin-bottom="0.25cm" fo:line-height="0.499cm" fo:text-align="justify" style:justify-single-word="false" fo:hyphenation-ladder-count="no-limit" fo:text-indent="-1.49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ection_5f_insert" style:display-name="section_insert" style:family="paragraph" style:master-page-name="">
      <style:paragraph-properties fo:margin-left="3.401cm" fo:margin-right="0cm" fo:margin-top="0cm" fo:margin-bottom="0.25cm" fo:line-height="0.499cm" fo:text-align="justify" style:justify-single-word="false" fo:hyphenation-ladder-count="no-limit" fo:text-indent="-1cm" style:auto-text-indent="false" style:page-number="auto" fo:background-color="transparent">
        <style:tab-stops>
          <style:tab-stop style:position="1cm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houldernote_5f_insert" style:display-name="shouldernote_insert" style:family="paragraph" style:master-page-name="">
      <style:paragraph-properties fo:margin-left="2.401cm" fo:margin-right="0cm" fo:margin-top="0cm" fo:margin-bottom="0.101cm" fo:line-height="0.499cm" fo:text-align="justify" style:justify-single-word="false" fo:keep-together="always" fo:hyphenation-ladder-count="no-limit" fo:text-indent="0cm" style:auto-text-indent="false" style:page-number="auto" fo:background-color="transparent" fo:keep-with-next="always">
        <style:tab-stops/>
        <style:background-image/>
      </style:paragraph-properties>
      <style:text-properties style:font-name="Times New Roman2" fo:font-size="11pt" fo:font-weight="bold" fo:hyphenate="false" fo:hyphenation-remain-char-count="2" fo:hyphenation-push-char-count="2"/>
    </style:style>
    <style:style style:name="schedulesubpara_5f_flush_5f_insert" style:display-name="schedulesubpara_flush_insert" style:family="paragraph" style:parent-style-name="schedulesubparagraph_5f_insert" style:master-page-name="">
      <style:paragraph-properties fo:margin-left="6.001cm" fo:margin-right="0cm" fo:hyphenation-ladder-count="no-limit" fo:text-indent="0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hyphenate="fals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enacted" style:family="paragraph" style:parent-style-name="Standard" style:next-style-name="shouldernote" style:master-page-name="">
      <style:paragraph-properties fo:margin-top="0.3cm" fo:margin-bottom="0cm" fo:text-align="start" style:justify-single-word="false" fo:hyphenation-ladder-count="no-limit" style:page-number="auto"/>
      <style:text-properties fo:font-size="11pt" fo:font-weight="bold" fo:hyphenate="false" fo:hyphenation-remain-char-count="2" fo:hyphenation-push-char-count="2"/>
    </style:style>
    <style:style style:name="chaptertitle" style:family="paragraph" style:parent-style-name="Standard" style:next-style-name="shouldernote" style:master-page-name="">
      <style:paragraph-properties fo:margin-left="0cm" fo:margin-right="0cm" fo:margin-top="0.4cm" fo:margin-bottom="0cm" fo:text-align="center" style:justify-single-word="false" fo:keep-together="always" fo:text-indent="0cm" style:auto-text-indent="false" style:page-number="auto" fo:background-color="transparent" fo:keep-with-next="always">
        <style:tab-stops/>
        <style:background-image/>
      </style:paragraph-properties>
      <style:text-properties fo:font-size="11pt" fo:font-style="italic"/>
    </style:style>
    <style:style style:name="chapternumber" style:family="paragraph" style:parent-style-name="Standard" style:next-style-name="chaptertitle" style:master-page-name="">
      <style:paragraph-properties fo:margin-left="0cm" fo:margin-right="0cm" fo:margin-top="0.499cm" fo:margin-bottom="0cm" fo:text-align="center" style:justify-single-word="false" fo:keep-together="always" fo:text-indent="0cm" style:auto-text-indent="false" style:page-number="auto" fo:background-color="transparent" fo:keep-with-next="always">
        <style:tab-stops/>
        <style:background-image/>
      </style:paragraph-properties>
      <style:text-properties fo:font-variant="small-caps" fo:font-size="11pt"/>
    </style:style>
    <style:style style:name="partnumber_5f_insert" style:display-name="partnumber_insert" style:family="paragraph" style:parent-style-name="partnumber" style:next-style-name="parttitle_5f_insert" style:master-page-name="">
      <style:paragraph-properties fo:margin-left="2.401cm" fo:margin-right="0cm" fo:text-indent="0cm" style:auto-text-indent="false" style:page-number="auto"/>
    </style:style>
    <style:style style:name="parttitle_5f_insert" style:display-name="parttitle_insert" style:family="paragraph" style:parent-style-name="parttitle" style:master-page-name="">
      <style:paragraph-properties fo:margin-left="2.401cm" fo:margin-right="0cm" fo:margin-top="0cm" fo:margin-bottom="0.199cm" fo:text-indent="0cm" style:auto-text-indent="false" style:page-number="auto"/>
    </style:style>
    <style:style style:name="centered_5f_insert" style:display-name="centered_insert" style:family="paragraph" style:parent-style-name="partnumber_5f_insert" style:master-page-name="">
      <style:paragraph-properties fo:margin-left="2.401cm" fo:margin-right="0cm" fo:margin-top="0.499cm" fo:margin-bottom="0.4cm" fo:keep-together="auto" fo:text-indent="0cm" style:auto-text-indent="false" style:page-number="auto" fo:keep-with-next="auto"/>
    </style:style>
    <style:style style:name="schedulenumber_5f_insert" style:display-name="schedulenumber_insert" style:family="paragraph" style:parent-style-name="schedulenumber" style:next-style-name="scheduletitle_5f_insert" style:master-page-name="">
      <style:paragraph-properties fo:margin-left="2.401cm" fo:margin-right="0cm" fo:keep-together="always" fo:text-indent="0cm" style:auto-text-indent="false" style:page-number="auto" fo:break-before="auto" fo:break-after="auto" fo:keep-with-next="always"/>
    </style:style>
    <style:style style:name="scheduletitle_5f_insert" style:display-name="scheduletitle_insert" style:family="paragraph" style:parent-style-name="sectionreference" style:master-page-name="">
      <style:paragraph-properties fo:margin-left="2.401cm" fo:margin-right="0cm" fo:text-align="center" style:justify-single-word="false" fo:text-indent="0cm" style:auto-text-indent="false" style:page-number="auto">
        <style:tab-stops/>
      </style:paragraph-properties>
      <style:text-properties fo:font-variant="small-caps"/>
    </style:style>
    <style:style style:name="centered" style:family="paragraph" style:parent-style-name="Standard">
      <style:paragraph-properties fo:margin-top="0.199cm" fo:margin-bottom="0.199cm" fo:text-align="center" style:justify-single-word="false"/>
      <style:text-properties fo:font-size="11pt"/>
    </style:style>
    <style:style style:name="rightalign" style:family="paragraph" style:parent-style-name="Standard" style:master-page-name="">
      <style:paragraph-properties fo:text-align="end" style:justify-single-word="false" fo:hyphenation-ladder-count="no-limit" style:page-number="auto"/>
      <style:text-properties fo:font-size="11pt" fo:hyphenate="false" fo:hyphenation-remain-char-count="2" fo:hyphenation-push-char-count="2"/>
    </style:style>
    <style:style style:name="table_5f_left" style:display-name="table_left" style:family="paragraph" style:parent-style-name="Standard" style:master-page-name="">
      <style:paragraph-properties fo:margin-left="0.199cm" fo:margin-right="0cm" fo:margin-top="0cm" fo:margin-bottom="0cm" fo:hyphenation-ladder-count="no-limit" fo:text-indent="0cm" style:auto-text-indent="false" style:page-number="auto" text:number-lines="false" text:line-number="0"/>
      <style:text-properties fo:font-size="11pt" fo:hyphenate="false" fo:hyphenation-remain-char-count="2" fo:hyphenation-push-char-count="2"/>
    </style:style>
    <style:style style:name="table_5f_left2" style:display-name="table_left2" style:family="paragraph" style:parent-style-name="table_5f_left" style:master-page-name="">
      <style:paragraph-properties fo:margin-left="1.401cm" fo:margin-right="0cm" fo:text-indent="0cm" style:auto-text-indent="false" style:page-number="auto"/>
    </style:style>
    <style:style style:name="chapternumber_5f_insert" style:display-name="chapternumber_insert" style:family="paragraph" style:parent-style-name="chapternumber" style:next-style-name="chaptertitle_5f_insert" style:master-page-name="">
      <style:paragraph-properties fo:margin-left="2.401cm" fo:margin-right="0cm" fo:keep-together="always" fo:text-indent="0cm" style:auto-text-indent="false" style:page-number="auto"/>
    </style:style>
    <style:style style:name="chaptertitle_5f_insert" style:display-name="chaptertitle_insert" style:family="paragraph" style:parent-style-name="chaptertitle" style:master-page-name="">
      <style:paragraph-properties fo:margin-left="2.401cm" fo:margin-right="0cm" fo:margin-top="0.4cm" fo:margin-bottom="0.4cm" fo:keep-together="always" fo:text-indent="0cm" style:auto-text-indent="false" style:page-number="auto" fo:keep-with-next="always"/>
    </style:style>
    <style:style style:name="tocscheduletitle" style:family="paragraph" style:master-page-name="">
      <style:paragraph-properties fo:margin-left="0cm" fo:margin-right="0cm" fo:margin-top="0.101cm" fo:margin-bottom="0.3cm" fo:text-align="center" style:justify-single-word="false" fo:text-indent="0cm" style:auto-text-indent="false" style:page-number="auto" fo:background-color="transparent" text:number-lines="false" text:line-number="0">
        <style:tab-stops/>
        <style:background-image/>
      </style:paragraph-properties>
      <style:text-properties fo:font-variant="small-caps" style:font-name="Times New Roman1" fo:font-size="11pt"/>
    </style:style>
    <style:style style:name="tableheading_5f_insert" style:display-name="tableheading_insert" style:family="paragraph" style:parent-style-name="Standard" style:master-page-name="">
      <style:paragraph-properties fo:margin-left="2cm" fo:margin-right="0cm" fo:margin-top="0.499cm" fo:margin-bottom="0.499cm" fo:text-align="center" style:justify-single-word="false" fo:hyphenation-ladder-count="no-limit" fo:text-indent="0cm" style:auto-text-indent="false" style:page-number="auto" text:number-lines="true" text:line-number="0"/>
      <style:text-properties fo:hyphenate="false" fo:hyphenation-remain-char-count="2" fo:hyphenation-push-char-count="2"/>
    </style:style>
    <style:style style:name="Footnote" style:family="paragraph" style:parent-style-name="Standard" style:class="extra" style:master-page-name="">
      <style:paragraph-properties fo:margin-left="0.499cm" fo:margin-right="0cm" fo:text-indent="-0.499cm" style:auto-text-indent="false" style:page-number="auto" style:shadow="none" text:number-lines="false" text:line-number="0"/>
      <style:text-properties fo:font-size="8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" style:family="paragraph" style:parent-style-name="Caption" style:class="extra"/>
    <style:style style:name="sectionnumber" style:family="paragraph">
      <style:paragraph-properties fo:margin-left="0cm" fo:margin-right="0cm" fo:text-align="start" style:justify-single-word="false" fo:text-indent="0cm" style:auto-text-indent="false" fo:background-color="#ffa1a1">
        <style:background-image/>
      </style:paragraph-properties>
      <style:text-properties fo:font-size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tru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tocchapternumber" style:family="paragraph" style:parent-style-name="tocpartnumber" style:next-style-name="shouldernote" style:master-page-name="">
      <style:paragraph-properties fo:margin-top="0.3cm" fo:margin-bottom="0.3cm" style:page-number="auto" style:shadow="none" fo:keep-with-next="auto" text:number-lines="false" text:line-number="0">
        <style:tab-stops/>
      </style:paragraph-properties>
      <style:text-properties fo:font-variant="small-caps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3.00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2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2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1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1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0.507cm" style:type="right" style:leader-style="dotted" style:leader-text="."/>
        </style:tab-stops>
      </style:paragraph-properties>
    </style:style>
    <style:style style:name="paragraph" style:family="paragraph" style:master-page-name="">
      <style:paragraph-properties fo:margin-left="2.2cm" fo:margin-right="0cm" fo:margin-top="0cm" fo:margin-bottom="0.25cm" fo:line-height="0.499cm" fo:text-align="justify" style:justify-single-word="false" fo:text-indent="-2.2cm" style:auto-text-indent="false" style:page-number="auto">
        <style:tab-stops>
          <style:tab-stop style:position="-0.199cm" style:type="right"/>
        </style:tab-stops>
      </style:paragraph-properties>
      <style:text-properties style:font-name="Times New Roman1" fo:font-size="11pt"/>
    </style:style>
    <style:style style:name="subsection" style:family="paragraph" style:master-page-name="">
      <style:paragraph-properties fo:margin-left="1.499cm" fo:margin-right="0cm" fo:margin-top="0cm" fo:margin-bottom="0.25cm" fo:line-height="0.499cm" fo:text-align="justify" style:justify-single-word="false" fo:text-indent="-1.499cm" style:auto-text-indent="false" style:page-number="auto">
        <style:tab-stops>
          <style:tab-stop style:position="-0.199cm" style:type="right"/>
        </style:tab-stops>
      </style:paragraph-properties>
      <style:text-properties style:font-name="Times New Roman1" fo:font-size="11pt"/>
    </style:style>
    <style:style style:name="scheduleparagraph" style:family="paragraph" style:master-page-name="">
      <style:paragraph-properties fo:margin-left="1.499cm" fo:margin-right="0cm" fo:margin-top="0cm" fo:margin-bottom="0.25cm" fo:line-height="0.499cm" fo:text-align="justify" style:justify-single-word="false" fo:text-indent="-1.499cm" style:auto-text-indent="false" style:page-number="auto">
        <style:tab-stops>
          <style:tab-stop style:position="-0.199cm" style:type="right"/>
        </style:tab-stops>
      </style:paragraph-properties>
      <style:text-properties style:font-name="Times New Roman1" fo:font-size="11pt"/>
    </style:style>
    <style:style style:name="schedulesubparagraph" style:family="paragraph" style:parent-style-name="scheduleparagraph">
      <style:paragraph-properties fo:margin-left="2.2cm" fo:margin-right="0cm" fo:text-indent="-2.2cm" style:auto-text-indent="false">
        <style:tab-stops>
          <style:tab-stop style:position="-0.199cm" style:type="right"/>
        </style:tab-stops>
      </style:paragraph-properties>
    </style:style>
    <style:style style:name="scheduleclause" style:family="paragraph" style:parent-style-name="scheduleparagraph" style:master-page-name="">
      <style:paragraph-properties fo:margin-left="2.9cm" fo:margin-right="0cm" fo:text-indent="-2.9cm" style:auto-text-indent="false" style:page-number="auto">
        <style:tab-stops>
          <style:tab-stop style:position="-0.199cm" style:type="right"/>
        </style:tab-stops>
      </style:paragraph-properties>
    </style:style>
    <style:style style:name="schedulesubclause" style:family="paragraph" style:parent-style-name="scheduleparagraph" style:master-page-name="">
      <style:paragraph-properties fo:margin-left="3.6cm" fo:margin-right="0cm" fo:text-indent="-3.6cm" style:auto-text-indent="false" style:page-number="auto">
        <style:tab-stops>
          <style:tab-stop style:position="-0.199cm" style:type="right"/>
        </style:tab-stops>
      </style:paragraph-properties>
    </style:style>
    <style:style style:name="table_5f_right" style:display-name="table_right" style:family="paragraph" style:parent-style-name="table_5f_left">
      <style:paragraph-properties text:number-lines="true" text:line-number="0"/>
    </style:style>
    <style:style style:name="scheduletitle" style:family="paragraph" style:parent-style-name="scheduletitle_5f_insert" style:next-style-name="scheduleparagraph" style:master-page-name="">
      <style:paragraph-properties fo:margin-left="0cm" fo:margin-right="0cm" fo:text-align="center" style:justify-single-word="false" fo:text-indent="0cm" style:auto-text-indent="false" style:page-number="auto"/>
      <style:text-properties fo:font-style="normal"/>
    </style:style>
    <style:style style:name="scheduleparttitle_5f_insert" style:display-name="scheduleparttitle_insert" style:family="paragraph" style:parent-style-name="scheduleparttitle">
      <style:paragraph-properties fo:margin-left="2.401cm" fo:margin-right="0cm" fo:text-indent="0cm" style:auto-text-indent="false"/>
    </style:style>
    <style:style style:name="schedulepartnumber_5f_insert" style:display-name="schedulepartnumber_insert" style:family="paragraph" style:parent-style-name="schedulepartnumber" style:next-style-name="scheduleparttitle_5f_insert" style:master-page-name="">
      <style:paragraph-properties fo:margin-left="2.401cm" fo:margin-right="0cm" fo:text-indent="0cm" style:auto-text-indent="false" style:page-number="auto"/>
    </style:style>
    <style:style style:name="scheduleparagraphnumber" style:family="paragraph" style:master-page-name="">
      <style:paragraph-properties fo:margin-left="1.499cm" fo:margin-right="0cm" fo:text-align="start" style:justify-single-word="false" fo:text-indent="-1.49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/>
    </style:style>
    <style:style style:name="eu_5f_chapternumber" style:display-name="eu_chapternumber" style:family="paragraph" style:parent-style-name="chapternumber" style:next-style-name="eu_5f_chaptertitle" style:master-page-name="">
      <style:paragraph-properties style:page-number="auto"/>
      <style:text-properties fo:text-transform="uppercase" style:font-name="Times New Roman1"/>
    </style:style>
    <style:style style:name="eu_5f_chaptertitle" style:display-name="eu_chaptertitle" style:family="paragraph" style:parent-style-name="eu_5f_chapternumber" style:master-page-name="">
      <style:paragraph-properties style:page-number="auto"/>
      <style:text-properties fo:font-weight="bold"/>
    </style:style>
    <style:style style:name="eu_5f_articlenumber" style:display-name="eu_articlenumber" style:family="paragraph" style:parent-style-name="eu_5f_chapternumber" style:next-style-name="eu_5f_articletitle" style:master-page-name="">
      <style:paragraph-properties style:page-number="auto"/>
      <style:text-properties fo:font-variant="normal" fo:text-transform="none" fo:font-style="italic"/>
    </style:style>
    <style:style style:name="eu_5f_articletitle" style:display-name="eu_articletitle" style:family="paragraph" style:parent-style-name="eu_5f_articlenumber" style:master-page-name="">
      <style:paragraph-properties fo:margin-top="0.499cm" fo:margin-bottom="0.499cm" style:page-number="auto"/>
      <style:text-properties fo:font-style="normal" fo:font-weight="bold"/>
    </style:style>
    <style:style style:name="eu_5f_paragraph" style:display-name="eu_paragraph" style:family="paragraph" style:parent-style-name="section">
      <style:paragraph-properties fo:margin-left="0cm" fo:margin-right="0cm" fo:text-indent="0cm" style:auto-text-indent="false">
        <style:tab-stops/>
      </style:paragraph-properties>
    </style:style>
    <style:style style:name="eu_5f_subparagraph" style:display-name="eu_subparagraph" style:family="paragraph" style:parent-style-name="eu_5f_paragraph">
      <style:paragraph-properties fo:margin-left="0.7cm" fo:margin-right="0cm" fo:text-indent="-0.7cm" style:auto-text-indent="false">
        <style:tab-stops>
          <style:tab-stop style:position="0.7cm" style:type="right"/>
        </style:tab-stops>
      </style:paragraph-properties>
    </style:style>
    <style:style style:name="eu_5f_clause" style:display-name="eu_clause" style:family="paragraph" style:parent-style-name="eu_5f_subparagraph">
      <style:paragraph-properties fo:margin-left="1.7cm" fo:margin-right="0cm" fo:text-indent="-1.7cm" style:auto-text-indent="false">
        <style:tab-stops>
          <style:tab-stop style:position="-0.199cm" style:type="right"/>
        </style:tab-stops>
      </style:paragraph-properties>
    </style:style>
    <style:style style:name="eu_5f_subclause" style:display-name="eu_subclause" style:family="paragraph" style:parent-style-name="eu_5f_clause">
      <style:paragraph-properties fo:margin-left="2.2cm" fo:margin-right="0cm" fo:text-indent="-2.2cm" style:auto-text-indent="false">
        <style:tab-stops>
          <style:tab-stop style:position="-0.199cm" style:type="right"/>
        </style:tab-stops>
      </style:paragraph-properties>
    </style:style>
    <style:style style:name="schedulechaptertitle" style:family="paragraph" style:parent-style-name="chaptertitle"/>
    <style:style style:name="schedulechapternumber" style:family="paragraph" style:parent-style-name="chapternumber" style:next-style-name="schedulechaptertitle"/>
    <style:style style:name="schedulechaptertitle_5f_insert" style:display-name="schedulechaptertitle_insert" style:family="paragraph" style:parent-style-name="chaptertitle_5f_insert"/>
    <style:style style:name="schedulechapternumber_5f_insert" style:display-name="schedulechapternumber_insert" style:family="paragraph" style:parent-style-name="chapternumber_5f_insert" style:next-style-name="schedulechaptertitle_5f_insert"/>
    <style:style style:name="Head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heading" style:family="paragraph" style:parent-style-name="Standard">
      <style:paragraph-properties fo:margin-top="0.499cm" fo:margin-bottom="0.499cm" fo:text-align="center" style:justify-single-word="false"/>
    </style:style>
    <style:style style:name="parttitle_5f_inserted_5f_insert" style:display-name="parttitle_inserted_insert" style:family="paragraph" style:parent-style-name="parttitle_5f_insert">
      <style:paragraph-properties fo:margin-left="3.401cm" fo:margin-right="0cm" fo:text-indent="0cm" style:auto-text-indent="false"/>
    </style:style>
    <style:style style:name="partnumber_5f_inserted_5f_insert" style:display-name="partnumber_inserted_insert" style:family="paragraph" style:parent-style-name="partnumber_5f_insert" style:next-style-name="parttitle_5f_inserted_5f_insert">
      <style:paragraph-properties fo:margin-left="3.401cm" fo:margin-right="0cm" fo:text-indent="0cm" style:auto-text-indent="false"/>
    </style:style>
    <style:style style:name="chaptertitle_5f_inserted_5f_insert" style:display-name="chaptertitle_inserted_insert" style:family="paragraph" style:parent-style-name="chaptertitle_5f_insert">
      <style:paragraph-properties fo:margin-left="3.401cm" fo:margin-right="0cm" fo:text-indent="0cm" style:auto-text-indent="false"/>
    </style:style>
    <style:style style:name="chapternumber_5f_inserted_5f_insert" style:display-name="chapternumber_inserted_insert" style:family="paragraph" style:parent-style-name="chapternumber_5f_insert" style:next-style-name="chaptertitle_5f_inserted_5f_insert">
      <style:paragraph-properties fo:margin-left="3.401cm" fo:margin-right="0cm" fo:text-indent="0cm" style:auto-text-indent="false"/>
    </style:style>
    <style:style style:name="section_5f_inserted_5f_insert" style:display-name="section_inserted_insert" style:family="paragraph" style:parent-style-name="section_5f_insert">
      <style:paragraph-properties fo:margin-left="4.399cm" fo:margin-right="0cm" fo:text-indent="-1cm" style:auto-text-indent="false">
        <style:tab-stops>
          <style:tab-stop style:position="1cm"/>
        </style:tab-stops>
      </style:paragraph-properties>
    </style:style>
    <style:style style:name="shouldernote_5f_inserted_5f_insert" style:display-name="shouldernote_inserted_insert" style:family="paragraph" style:parent-style-name="shouldernote_5f_insert" style:next-style-name="section_5f_inserted_5f_insert">
      <style:paragraph-properties fo:margin-left="3.401cm" fo:margin-right="0cm" fo:text-indent="0cm" style:auto-text-indent="false"/>
    </style:style>
    <style:style style:name="subsection_5f_inserted_5f_insert" style:display-name="subsection_inserted_insert" style:family="paragraph" style:parent-style-name="subsection_5f_insert">
      <style:paragraph-properties fo:margin-left="4.9cm" fo:margin-right="0cm" fo:text-indent="-1.499cm" style:auto-text-indent="false">
        <style:tab-stops>
          <style:tab-stop style:position="-0.199cm" style:type="right"/>
        </style:tab-stops>
      </style:paragraph-properties>
    </style:style>
    <style:style style:name="paragraph_5f_inserted_5f_insert" style:display-name="paragraph_inserted_insert" style:family="paragraph" style:parent-style-name="paragraph_5f_insert">
      <style:paragraph-properties fo:margin-left="5.399cm" fo:margin-right="0cm" fo:text-indent="-2.2cm" style:auto-text-indent="false">
        <style:tab-stops>
          <style:tab-stop style:position="-0.199cm" style:type="right"/>
        </style:tab-stops>
      </style:paragraph-properties>
    </style:style>
    <style:style style:name="subparagraph_5f_inserted_5f_insert" style:display-name="subparagraph_inserted_insert" style:family="paragraph" style:parent-style-name="subparagraph_5f_insert">
      <style:paragraph-properties fo:margin-left="5.9cm" fo:margin-right="0cm" fo:text-indent="-2.9cm" style:auto-text-indent="false">
        <style:tab-stops>
          <style:tab-stop style:position="-0.199cm" style:type="right"/>
        </style:tab-stops>
      </style:paragraph-properties>
    </style:style>
    <style:style style:name="clause_5f_inserted_5f_insert" style:display-name="clause_inserted_insert" style:family="paragraph" style:parent-style-name="clause_5f_insert">
      <style:paragraph-properties fo:margin-left="6.5cm" fo:margin-right="0cm" fo:text-indent="-3.6cm" style:auto-text-indent="false">
        <style:tab-stops>
          <style:tab-stop style:position="-0.199cm" style:type="right"/>
        </style:tab-stops>
      </style:paragraph-properties>
    </style:style>
    <style:style style:name="subclause_5f_inserted_5f_insert" style:display-name="subclause_inserted_insert" style:family="paragraph" style:parent-style-name="subclause_5f_insert">
      <style:paragraph-properties fo:margin-left="7.1cm" fo:margin-right="0cm" fo:text-indent="-4.099cm" style:auto-text-indent="false">
        <style:tab-stops>
          <style:tab-stop style:position="-0.199cm" style:type="right"/>
        </style:tab-stops>
      </style:paragraph-properties>
    </style:style>
    <style:style style:name="graphic_5f_frontpage" style:display-name="graphic_frontpage" style:family="paragraph" style:master-page-name="">
      <style:paragraph-properties fo:margin-left="0cm" fo:margin-right="0cm" fo:margin-top="0cm" fo:margin-bottom="1.799cm" fo:text-align="center" style:justify-single-word="false" fo:text-indent="0cm" style:auto-text-indent="false" style:page-number="auto" fo:background-color="transparent">
        <style:tab-stops/>
        <style:background-image xlink:href="Pictures/10000201000002B4000004604B363F4F.png" xlink:type="simple" xlink:actuate="onLoad" style:position="center center" style:repeat="no-repeat"/>
      </style:paragraph-properties>
      <style:text-properties style:font-name="Times New Roman1" fo:font-size="96pt"/>
    </style:style>
    <style:style style:name="shorttitleirish_5f_frontpage" style:display-name="shorttitleirish_frontpage" style:family="paragraph" style:master-page-name="">
      <style:paragraph-properties fo:margin-left="0cm" fo:margin-right="0cm" fo:margin-top="0.7cm" fo:margin-bottom="0.3cm" fo:line-height="100%" fo:text-align="center" style:justify-single-word="false" fo:text-indent="0cm" style:auto-text-indent="false" style:page-number="auto" fo:background-color="transparent" text:number-lines="true" text:line-number="0">
        <style:background-image/>
      </style:paragraph-properties>
      <style:text-properties style:font-name="Times New Roman2" fo:font-size="14pt" fo:font-weight="bold"/>
    </style:style>
    <style:style style:name="shorttitleenglish_5f_frontpage" style:display-name="shorttitleenglish_frontpage" style:family="paragraph" style:master-page-name="">
      <style:paragraph-properties fo:margin-left="0cm" fo:margin-right="0cm" fo:margin-top="0cm" fo:margin-bottom="0.801cm" fo:line-height="100%" fo:text-align="center" style:justify-single-word="false" fo:text-indent="0cm" style:auto-text-indent="false" style:page-number="auto" fo:background-color="transparent" text:number-lines="false" text:line-number="0">
        <style:background-image/>
      </style:paragraph-properties>
      <style:text-properties style:font-name="Times New Roman2" fo:font-size="14pt" fo:font-weight="bold"/>
    </style:style>
    <style:style style:name="shorttitlebackpage" style:family="paragraph" style:parent-style-name="shorttitleenglish_5f_frontpage" style:master-page-name="">
      <style:paragraph-properties fo:margin-top="0.25cm" fo:margin-bottom="0cm" style:page-number="auto"/>
      <style:text-properties fo:font-size="13pt" fo:font-weight="normal"/>
    </style:style>
    <style:style style:name="hr2" style:family="paragraph" style:parent-style-name="hr" style:master-page-name="">
      <style:paragraph-properties fo:margin-left="3cm" fo:margin-right="3cm" fo:line-height="0.25cm" fo:text-indent="0cm" style:auto-text-indent="false" style:page-number="auto" fo:background-color="transparent" fo:padding="0.049cm" fo:border-left="none" fo:border-right="none" fo:border-top="none" fo:border-bottom="0.002cm solid #000000" style:shadow="none">
        <style:tab-stops/>
        <style:background-image/>
      </style:paragraph-properties>
    </style:style>
    <style:style style:name="asinitiated" style:family="paragraph" style:parent-style-name="entitled">
      <style:paragraph-properties fo:margin-top="0.499cm" fo:margin-bottom="0.499cm"/>
      <style:text-properties fo:font-size="11pt"/>
    </style:style>
    <style:style style:name="frontfooter" style:family="paragraph" style:parent-style-name="Footer" style:class="extra" style:master-page-name="">
      <style:paragraph-properties fo:text-align="end" style:justify-single-word="false" style:page-number="auto" fo:background-color="transparent" style:shadow="none">
        <style:background-image/>
      </style:paragraph-properties>
      <style:text-properties fo:font-size="14pt"/>
    </style:style>
    <style:style style:name="asinitatedback" style:family="paragraph" style:parent-style-name="asinitiated"/>
    <style:style style:name="house" style:family="paragraph" style:parent-style-name="centered" style:next-style-name="hr" style:master-page-name="">
      <style:paragraph-properties fo:hyphenation-ladder-count="no-limit" style:page-number="auto" fo:background-color="transparent">
        <style:tab-stops/>
        <style:background-image/>
      </style:paragraph-properties>
      <style:text-properties fo:font-size="18pt" fo:font-weight="bold" fo:hyphenate="false" fo:hyphenation-remain-char-count="2" fo:hyphenation-push-char-count="2"/>
    </style:style>
    <style:style style:name="amendment_5f_stage" style:display-name="amendment_stage" style:family="paragraph" style:parent-style-name="shorttitleenglish" style:master-page-name="">
      <style:paragraph-properties fo:margin-top="0.25cm" fo:margin-bottom="0cm" style:page-number="auto" text:number-lines="false" text:line-number="0"/>
      <style:text-properties fo:font-size="15pt"/>
    </style:style>
    <style:style style:name="leadin" style:family="paragraph" style:parent-style-name="subsection" style:next-style-name="sponsor" style:master-page-name="">
      <style:paragraph-properties fo:margin-left="0cm" fo:margin-right="0cm" fo:margin-top="0cm" fo:margin-bottom="0cm" fo:keep-together="always" fo:text-indent="-1cm" style:auto-text-indent="false" style:page-number="auto" fo:keep-with-next="always" text:number-lines="false" text:line-number="0">
        <style:tab-stops>
          <style:tab-stop style:position="-0.199cm" style:type="right"/>
        </style:tab-stops>
      </style:paragraph-properties>
      <style:text-properties fo:language="en" fo:country="IE"/>
    </style:style>
    <style:style style:name="sponsor" style:family="paragraph" style:next-style-name="italic" style:master-page-name="">
      <style:paragraph-properties fo:margin-left="0.499cm" fo:margin-right="0cm" fo:margin-top="0cm" fo:margin-bottom="0.199cm" fo:line-height="0.499cm" fo:text-align="end" style:justify-single-word="false" fo:keep-together="always" fo:text-indent="0cm" style:auto-text-indent="false" style:page-number="auto" text:number-lines="false" text:line-number="0"/>
      <style:text-properties style:font-name="Times New Roman3" fo:font-size="11pt" fo:font-style="normal"/>
    </style:style>
    <style:style style:name="italic" style:family="paragraph" style:parent-style-name="sponsor" style:next-style-name="sponsor" style:master-page-name="">
      <style:paragraph-properties fo:text-align="start" style:justify-single-word="false" style:page-number="auto"/>
      <style:text-properties fo:language="en" fo:country="IE" fo:font-style="italic"/>
    </style:style>
    <style:style style:name="amendment_5f_section" style:display-name="amendment_section" style:family="paragraph" style:master-page-name="">
      <style:paragraph-properties fo:margin-top="0.499cm" fo:margin-bottom="0cm" fo:line-height="0.499cm" style:page-number="auto" fo:keep-with-next="always" text:number-lines="false" text:line-number="0"/>
      <style:text-properties style:font-name="Times New Roman1" fo:font-size="11pt" fo:language="en" fo:country="IE"/>
    </style:style>
    <style:style style:name="amendmentleadin" style:family="paragraph" style:parent-style-name="subsection" style:next-style-name="amendmentsponsor" style:master-page-name="">
      <style:paragraph-properties fo:margin-top="0cm" fo:margin-bottom="0cm" style:page-number="auto" text:number-lines="false" text:line-number="0"/>
    </style:style>
    <style:style style:name="amendmentsponsor" style:family="paragraph" style:next-style-name="italic" style:master-page-name="">
      <style:paragraph-properties fo:margin-left="0.499cm" fo:margin-right="0cm" fo:margin-top="0cm" fo:margin-bottom="0.199cm" fo:line-height="0.499cm" fo:text-align="end" style:justify-single-word="false" fo:text-indent="0cm" style:auto-text-indent="false" style:page-number="auto" text:number-lines="false" text:line-number="0"/>
      <style:text-properties style:font-name="Times New Roman3" fo:font-size="11pt" fo:font-style="normal"/>
    </style:style>
    <style:style style:name="amendmentsection" style:family="paragraph" style:master-page-name="">
      <style:paragraph-properties fo:margin-top="0cm" fo:margin-bottom="0cm" fo:line-height="0.499cm" style:page-number="auto" text:number-lines="false" text:line-number="0"/>
      <style:text-properties style:font-name="Times New Roman1" fo:font-size="11pt"/>
    </style:style>
    <style:style style:name="amendmentfootnote" style:family="paragraph" style:parent-style-name="Standard" style:master-page-name="">
      <style:paragraph-properties fo:keep-together="always" style:page-number="auto" text:number-lines="false" text:line-number="0"/>
      <style:text-properties fo:font-size="11pt" fo:font-style="italic"/>
    </style:style>
    <style:style style:name="amendmentblankline" style:family="paragraph" style:parent-style-name="Standard">
      <style:paragraph-properties text:number-lines="false" text:line-number="0"/>
    </style:style>
    <style:style style:name="backpageprovision" style:family="paragraph" style:parent-style-name="centered">
      <style:paragraph-properties fo:margin-left="0.7cm" fo:margin-right="0cm" fo:text-align="justify" style:justify-single-word="false" fo:text-indent="-0.7cm" style:auto-text-indent="false">
        <style:tab-stops/>
      </style:paragraph-properties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ackpageprovision_5f_no_5f_line_5f_numbering" style:display-name="backpageprovision_no_line_numbering" style:family="paragraph" style:parent-style-name="centered" style:master-page-name="">
      <style:paragraph-properties fo:margin-left="0.7cm" fo:margin-right="0cm" fo:text-align="justify" style:justify-single-word="false" fo:text-indent="-0.7cm" style:auto-text-indent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bold_5f_italic_5f_underline" style:display-name="bold_italic_underline" style:family="text">
      <style:text-properties fo:font-style="italic" style:text-underline-style="solid" style:text-underline-width="auto" style:text-underline-color="font-color" fo:font-weight="bold"/>
    </style:style>
    <style:style style:name="bold_5f_italic_5f_underline_5f_sub" style:display-name="bold_italic_underline_sub" style:family="text">
      <style:text-properties style:text-position="-5% 60%" fo:font-style="italic" style:text-underline-style="solid" style:text-underline-width="auto" style:text-underline-color="font-color" fo:font-weight="bold" style:text-scale="60%"/>
    </style:style>
    <style:style style:name="bold_5f_italic_5f_underline_5f_super" style:display-name="bold_italic_underline_super" style:family="text">
      <style:text-properties style:text-position="20% 70%" fo:font-style="italic" style:text-underline-style="solid" style:text-underline-width="auto" style:text-underline-color="font-color" fo:font-weight="bold" style:text-scale="70%"/>
    </style:style>
    <style:style style:name="bold_5f_italic_5f_nounderline" style:display-name="bold_italic_nounderline" style:family="text">
      <style:text-properties fo:font-style="italic" style:text-underline-style="none" fo:font-weight="bold"/>
    </style:style>
    <style:style style:name="bold_5f_italic_5f_nounderline_5f_sub" style:display-name="bold_italic_nounderline_sub" style:family="text">
      <style:text-properties style:text-position="-5% 60%" fo:font-style="italic" style:text-underline-style="none" fo:font-weight="bold" style:text-scale="60%"/>
    </style:style>
    <style:style style:name="bold_5f_italic_5f_nounderline_5f_super" style:display-name="bold_italic_nounderline_super" style:family="text">
      <style:text-properties style:text-position="20% 70%" fo:font-style="italic" style:text-underline-style="none" fo:font-weight="bold" style:text-scale="70%"/>
    </style:style>
    <style:style style:name="bold_5f_noitalic_5f_underline" style:display-name="bold_noitalic_underline" style:family="text">
      <style:text-properties fo:font-style="normal" style:text-underline-style="solid" style:text-underline-width="auto" style:text-underline-color="font-color" fo:font-weight="bold"/>
    </style:style>
    <style:style style:name="bold_5f_noitalic_5f_underline_5f_sub" style:display-name="bold_noitalic_underline_sub" style:family="text">
      <style:text-properties style:text-position="-5% 60%" fo:font-style="normal" style:text-underline-style="solid" style:text-underline-width="auto" style:text-underline-color="font-color" fo:font-weight="bold" style:text-scale="60%"/>
    </style:style>
    <style:style style:name="bold_5f_noitalic_5f_underline_5f_super" style:display-name="bold_noitalic_underline_super" style:family="text">
      <style:text-properties style:text-position="20% 70%" fo:font-style="normal" style:text-underline-style="solid" style:text-underline-width="auto" style:text-underline-color="font-color" fo:font-weight="bold" style:text-scale="70%"/>
    </style:style>
    <style:style style:name="bold_5f_noitalic_5f_nounderline" style:display-name="bold_noitalic_nounderline" style:family="text">
      <style:text-properties fo:font-style="normal" style:text-underline-style="none" fo:font-weight="bold"/>
    </style:style>
    <style:style style:name="bold_5f_noitalic_5f_nounderline_5f_sub" style:display-name="bold_noitalic_nounderline_sub" style:family="text">
      <style:text-properties style:text-position="-5% 60%" fo:font-style="normal" style:text-underline-style="none" fo:font-weight="bold" style:text-scale="60%"/>
    </style:style>
    <style:style style:name="bold_5f_noitalic_5f_nounderline_5f_super" style:display-name="bold_noitalic_nounderline_super" style:family="text">
      <style:text-properties style:text-position="20% 70%" fo:font-style="normal" style:text-underline-style="none" fo:font-weight="bold" style:text-scale="70%"/>
    </style:style>
    <style:style style:name="nobold_5f_italic_5f_underline" style:display-name="nobold_italic_underline" style:family="text">
      <style:text-properties fo:font-style="italic" style:text-underline-style="solid" style:text-underline-width="auto" style:text-underline-color="font-color" fo:font-weight="normal"/>
    </style:style>
    <style:style style:name="nobold_5f_italic_5f_underline_5f_sub" style:display-name="nobold_italic_underline_sub" style:family="text">
      <style:text-properties style:text-position="-5% 60%" fo:font-style="italic" style:text-underline-style="solid" style:text-underline-width="auto" style:text-underline-color="font-color" fo:font-weight="normal" style:text-scale="60%"/>
    </style:style>
    <style:style style:name="nobold_5f_italic_5f_underline_5f_super" style:display-name="nobold_italic_underline_super" style:family="text">
      <style:text-properties style:text-position="20% 70%" fo:font-style="italic" style:text-underline-style="solid" style:text-underline-width="auto" style:text-underline-color="font-color" fo:font-weight="normal" style:text-scale="70%"/>
    </style:style>
    <style:style style:name="nobold_5f_italic_5f_nounderline" style:display-name="nobold_italic_nounderline" style:family="text">
      <style:text-properties fo:font-style="italic" style:text-underline-style="none" fo:font-weight="normal"/>
    </style:style>
    <style:style style:name="nobold_5f_italic_5f_nounderline_5f_sub" style:display-name="nobold_italic_nounderline_sub" style:family="text">
      <style:text-properties style:text-position="-5% 60%" fo:font-style="italic" style:text-underline-style="none" fo:font-weight="normal" style:text-scale="60%"/>
    </style:style>
    <style:style style:name="nobold_5f_italic_5f_nounderline_5f_super" style:display-name="nobold_italic_nounderline_super" style:family="text">
      <style:text-properties style:text-position="20% 70%" fo:font-style="italic" style:text-underline-style="none" fo:font-weight="normal" style:text-scale="70%"/>
    </style:style>
    <style:style style:name="nobold_5f_noitalic_5f_underline" style:display-name="nobold_noitalic_underline" style:family="text">
      <style:text-properties fo:font-style="normal" style:text-underline-style="solid" style:text-underline-width="auto" style:text-underline-color="font-color" fo:font-weight="normal"/>
    </style:style>
    <style:style style:name="nobold_5f_noitalic_5f_underline_5f_sub" style:display-name="nobold_noitalic_underline_sub" style:family="text">
      <style:text-properties style:text-position="-5% 60%" fo:font-style="normal" style:text-underline-style="solid" style:text-underline-width="auto" style:text-underline-color="font-color" fo:font-weight="normal" style:text-scale="60%"/>
    </style:style>
    <style:style style:name="nobold_5f_noitalic_5f_underline_5f_super" style:display-name="nobold_noitalic_underline_super" style:family="text">
      <style:text-properties style:text-position="20% 70%" fo:font-style="normal" style:text-underline-style="solid" style:text-underline-width="auto" style:text-underline-color="font-color" fo:font-weight="normal" style:text-scale="70%"/>
    </style:style>
    <style:style style:name="nobold_5f_noitalic_5f_nounderline" style:display-name="nobold_noitalic_nounderline" style:family="text">
      <style:text-properties fo:font-style="normal" style:text-underline-style="none" fo:font-weight="normal"/>
    </style:style>
    <style:style style:name="nobold_5f_noitalic_5f_nounderline_5f_sub" style:display-name="nobold_noitalic_nounderline_sub" style:family="text">
      <style:text-properties style:text-position="-5% 60%" fo:font-style="normal" style:text-underline-style="none" fo:font-weight="normal" style:text-scale="60%"/>
    </style:style>
    <style:style style:name="nobold_5f_noitalic_5f_nounderline_5f_super" style:display-name="nobold_noitalic_nounderline_super" style:family="text">
      <style:text-properties style:text-position="20% 70%" fo:font-style="normal" style:text-underline-style="none" fo:font-weight="normal" style:text-scale="70%"/>
    </style:style>
    <style:style style:name="footnote" style:family="text">
      <style:text-properties style:text-position="20% 70%" fo:font-size="8pt" fo:font-style="normal" style:text-underline-style="none" fo:font-weight="normal" fo:background-color="#000000" style:text-scale="70%"/>
    </style:style>
    <style:style style:name="definition" style:family="text">
      <style:text-properties fo:font-style="italic" fo:font-weight="bold"/>
    </style:style>
    <style:style style:name="Footnote_20_Symbol" style:display-name="Footnote Symbol" style:family="text"/>
    <style:style style:name="Endnote_20_Symbol" style:display-name="Endnote Symbol" style:family="text"/>
    <style:style style:name="Line_20_numbering" style:display-name="Line numbering" style:family="text">
      <style:text-properties style:font-name="Times New Roman1" fo:font-size="10.5pt"/>
    </style:style>
    <style:style style:name="Page_20_Number" style:display-name="Page Number" style:family="text">
      <style:text-properties fo:font-size="10.5pt"/>
    </style:style>
    <style:style style:name="Numbering_20_Symbols" style:display-name="Numbering Symbols" style:family="text"/>
    <style:style style:name="_5f_INLINE_5f_8" style:display-name="_INLINE_8" style:family="text">
      <style:text-properties fo:font-variant="normal" fo:text-transform="none" fo:color="#000000" fo:font-size="11pt" fo:font-style="normal" style:text-underline-style="none" fo:font-weight="normal" fo:background-color="#ffffff" style:text-rotation-angle="0" style:text-rotation-scale="line-height"/>
    </style:style>
    <style:style style:name="_5f_INLINE_5f_9" style:display-name="_INLINE_9" style:family="text">
      <style:text-properties fo:font-variant="small-caps" fo:color="#000000" fo:font-size="10pt" fo:font-style="normal" style:text-underline-style="none" fo:font-weight="normal" fo:background-color="#ffffff" style:text-rotation-angle="0" style:text-rotation-scale="line-height"/>
    </style:style>
    <style:style style:name="_5f_INLINE_5f_5" style:display-name="_INLINE_5" style:family="text">
      <style:text-properties fo:font-variant="normal" fo:text-transform="none" fo:color="#000000" fo:font-style="italic" style:text-underline-style="none" fo:font-weight="normal" fo:background-color="#ffffff" style:text-rotation-angle="0" style:text-rotation-scale="line-height"/>
    </style:style>
    <style:style style:name="_5f_INLINE_5f_11" style:display-name="_INLINE_11" style:family="text">
      <style:text-properties fo:font-variant="normal" fo:text-transform="none" fo:color="#000000" fo:font-style="normal" style:text-underline-style="none" fo:font-weight="bold" fo:background-color="#ffffff" style:text-rotation-angle="0" style:text-rotation-scale="line-height"/>
    </style:style>
    <style:style style:name="_5f_INLINE_5f_1" style:display-name="_INLINE_1" style:family="text">
      <style:text-properties fo:font-variant="normal" fo:text-transform="none" fo:color="#000000" fo:font-size="9pt" fo:font-style="normal" style:text-underline-style="none" fo:font-weight="normal" fo:background-color="#ffffff" style:text-rotation-angle="0" style:text-rotation-scale="line-height"/>
    </style:style>
    <style:style style:name="_5f_INLINE_5f_12" style:display-name="_INLINE_12" style:family="text">
      <style:text-properties fo:font-variant="normal" fo:text-transform="none" fo:color="#000000" fo:font-style="normal" style:text-underline-style="solid" style:text-underline-width="auto" style:text-underline-color="font-color" fo:font-weight="normal" fo:background-color="#ffffff" style:text-rotation-angle="0" style:text-rotation-scale="line-height"/>
    </style:style>
    <style:style style:name="_5f_INLINE_5f_10" style:display-name="_INLINE_10" style:family="text">
      <style:text-properties fo:font-variant="normal" fo:text-transform="none" fo:color="#000000" fo:font-size="9pt" fo:font-style="italic" style:text-underline-style="none" fo:font-weight="normal" fo:background-color="#ffffff" style:text-rotation-angle="0" style:text-rotation-scale="line-height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_5f_FR-SIDENOTE" style:display-name="_FR-SIDENOTE" style:family="graphic" style:parent-style-name="Frame">
      <style:graphic-properties svg:width="2.646cm" svg:height="0.247cm" fo:min-height="1%" text:anchor-type="paragraph" svg:x="10.76cm" svg:y="0cm" fo:margin-left="0cm" fo:margin-right="0cm" fo:margin-top="0.071cm" fo:margin-bottom="0cm" style:run-through="foreground" style:wrap="right" style:number-wrapped-paragraphs="no-limit" style:wrap-contour="false" style:vertical-pos="top" style:vertical-rel="paragraph-content" style:horizontal-pos="from-inside" style:horizontal-rel="paragraph" fo:background-color="transparent" style:background-transparency="100%" fo:padding="0cm" fo:border="none">
        <style:background-image/>
        <style:columns fo:column-count="1" fo:column-gap="0cm"/>
      </style:graphic-properties>
    </style:style>
    <style:style style:name="_5f_FR-SIDENOTE-INSERTED" style:display-name="_FR-SIDENOTE-INSERTED" style:family="graphic" style:parent-style-name="Frame">
      <style:graphic-properties svg:width="2.117cm" fo:min-height="0.247cm" text:anchor-type="paragraph" svg:x="-2.293cm" fo:margin-left="0cm" fo:margin-right="0cm" fo:margin-top="0.106cm" fo:margin-bottom="0cm" style:wrap="run-through" style:number-wrapped-paragraphs="no-limit" style:horizontal-pos="from-left" style:horizontal-rel="paragraph-content" fo:background-color="transparent" style:background-transparency="100%" fo:padding="0cm" fo:border="none">
        <style:background-image/>
      </style:graphic-properties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Numbering_20_1" style:display-name="Numbering 1">
      <text:list-level-style-number text:level="1" text:style-name="Numbering_20_Symbols" style:num-suffix="." style:num-format="1"/>
      <text:list-level-style-number text:level="2" text:style-name="Numbering_20_Symbols" style:num-suffix="." style:num-format="1"/>
      <text:list-level-style-number text:level="3" text:style-name="Numbering_20_Symbols" style:num-suffix="." style:num-format="1"/>
      <text:list-level-style-number text:level="4" text:style-name="Numbering_20_Symbols" style:num-suffix="." style:num-format="1"/>
      <text:list-level-style-number text:level="5" text:style-name="Numbering_20_Symbols" style:num-suffix="." style:num-format="1"/>
      <text:list-level-style-number text:level="6" text:style-name="Numbering_20_Symbols" style:num-suffix="." style:num-format="1"/>
      <text:list-level-style-number text:level="7" text:style-name="Numbering_20_Symbols" style:num-suffix="." style:num-format="1"/>
      <text:list-level-style-number text:level="8" text:style-name="Numbering_20_Symbols" style:num-suffix="." style:num-format="1"/>
      <text:list-level-style-number text:level="9" text:style-name="Numbering_20_Symbols" style:num-suffix="." style:num-format="1"/>
      <text:list-level-style-number text:level="10" text:style-name="Numbering_20_Symbols" style:num-suffix="." style:num-format="1"/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1" text:start-value="0"/>
    <text:linenumbering-configuration text:style-name="Line_20_numbering" text:count-empty-lines="false" text:restart-on-page="true" text:offset="0.499cm" style:num-format="1" text:number-position="right" text:increment="5"/>
  </office:styles>
  <office:automatic-styles>
    <style:style style:name="P1" style:family="paragraph" style:parent-style-name="Footer">
      <style:paragraph-properties fo:text-align="start" style:justify-single-word="false"/>
      <style:text-properties fo:font-size="10.5pt" style:font-size-asian="10.5pt" style:font-size-complex="10.5pt"/>
    </style:style>
    <style:style style:name="P2" style:family="paragraph" style:parent-style-name="Footer">
      <style:paragraph-properties fo:margin-left="0cm" fo:margin-right="0cm" fo:text-align="start" style:justify-single-word="false" fo:text-indent="-0.4cm" style:auto-text-indent="false">
        <style:tab-stops>
          <style:tab-stop style:position="7.5cm" style:type="center"/>
          <style:tab-stop style:position="15.094cm" style:type="right"/>
        </style:tab-stops>
      </style:paragraph-properties>
      <style:text-properties fo:font-size="10.5pt" style:font-size-asian="10.5pt" style:font-size-complex="10.5pt"/>
    </style:style>
    <style:style style:name="P3" style:family="paragraph" style:parent-style-name="Footer">
      <style:paragraph-properties fo:text-align="start" style:justify-single-word="false">
        <style:tab-stops>
          <style:tab-stop style:position="7.5cm" style:type="center"/>
          <style:tab-stop style:position="15.094cm" style:type="right"/>
        </style:tab-stops>
      </style:paragraph-properties>
      <style:text-properties fo:font-size="10.5pt" style:font-size-asian="10.5pt" style:font-size-complex="10.5pt"/>
    </style:style>
    <style:style style:name="P4" style:family="paragraph" style:parent-style-name="frontfooter">
      <style:text-properties fo:font-size="14pt" style:font-size-asian="14pt" style:font-size-complex="14pt"/>
    </style:style>
    <style:style style:name="T1" style:family="text">
      <style:text-properties fo:font-weight="normal"/>
    </style:style>
    <style:page-layout style:name="pm1">
      <style:page-layout-properties fo:page-width="21.001cm" fo:page-height="29.7cm" style:num-format="1" style:print-orientation="portrait" fo:margin-top="2cm" fo:margin-bottom="2cm" fo:margin-left="3cm" fo:margin-right="3cm" style:shadow="none" fo:background-color="transparent" style:writing-mode="lr-tb" style:footnote-max-height="0cm">
        <style:background-image/>
        <style:footnote-sep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shadow="none" style:dynamic-spacing="false"/>
      </style:footer-style>
    </style:page-layout>
    <style:page-layout style:name="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1.001cm" fo:page-height="29.7cm" style:num-format="1" style:print-orientation="portrait" fo:margin-top="2cm" fo:margin-bottom="2cm" fo:margin-left="3cm" fo:margin-right="3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pm4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7">
      <style:page-layout-properties fo:page-width="22.7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9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10">
      <style:page-layout-properties fo:page-width="21.001cm" fo:page-height="29.7cm" style:num-format="1" style:print-orientation="portrait" fo:margin-top="2cm" fo:margin-bottom="2cm" fo:margin-left="3cm" fo:margin-right="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pm1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699cm" fo:margin-left="0cm" fo:margin-right="0cm" fo:margin-top="0.499cm" style:dynamic-spacing="false"/>
      </style:footer-style>
    </style:page-layout>
    <style:page-layout style:name="pm1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P1"><text:tab/><text:page-number text:select-page="current">5</text:page-number></text:p>
      </style:footer>
    </style:master-page>
    <style:master-page style:name="Endnote" style:page-layout-name="pm2"/>
    <style:master-page style:name="First_20_Page" style:display-name="First Page" style:page-layout-name="pm3" style:next-style-name="Standard">
      <style:footer>
        <text:user-field-decls>
          <text:user-field-decl office:value-type="string" office:string-value="No. 48 of 2016" text:name="Footer"/>
        </text:user-field-decls>
        <text:p text:style-name="P2"><text:span text:style-name="T1"><text:tab/>[</text:span><text:span text:style-name="T1"><text:user-field-get text:name="Footer">No. 48 of 2016</text:user-field-get></text:span><text:span text:style-name="T1">]</text:span></text:p>
      </style:footer>
    </style:master-page>
    <style:master-page style:name="Footnote" style:page-layout-name="pm2"/>
    <style:master-page style:name="frontpage" style:page-layout-name="pm4">
      <style:footer>
        <text:p text:style-name="P3">[No. BILLNO of YEAR]</text:p>
      </style:footer>
    </style:master-page>
    <style:master-page style:name="Left_20_Page" style:display-name="Left Page" style:page-layout-name="pm5"/>
    <style:master-page style:name="Right_20_Page" style:display-name="Right Page" style:page-layout-name="pm6"/>
    <style:master-page style:name="Envelope" style:page-layout-name="pm7"/>
    <style:master-page style:name="Index" style:page-layout-name="pm8"/>
    <style:master-page style:name="HTML" style:page-layout-name="pm9"/>
    <style:master-page style:name="default_5f_right" style:display-name="default_right" style:page-layout-name="pm10" style:next-style-name="default_5f_left">
      <style:header>
        <text:p text:style-name="Header_20_right"><text:tab/>ACT NAME<text:tab/>ActHeader</text:p>
      </style:header>
      <style:footer>
        <text:p text:style-name="P1"><text:tab/><text:page-number text:select-page="current">5</text:page-number></text:p>
      </style:footer>
    </style:master-page>
    <style:master-page style:name="default_5f_left" style:display-name="default_left" style:page-layout-name="pm10" style:next-style-name="default_5f_right">
      <style:header>
        <text:p text:style-name="Header_20_left">ActHeader<text:tab/>ACT NAME<text:tab/></text:p>
      </style:header>
      <style:footer>
        <text:p text:style-name="P1"><text:tab/><text:page-number text:select-page="current">5</text:page-number></text:p>
      </style:footer>
    </style:master-page>
    <style:master-page style:name="frontcover" style:page-layout-name="pm11" style:next-style-name="First_20_Page">
      <style:footer>
        <text:p text:style-name="P4"/>
        <text:p text:style-name="P4">[No. 48 of 2016]</text:p>
      </style:footer>
    </style:master-page>
    <style:master-page style:name="backcover" style:page-layout-name="pm1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7-04-20T09:56:18</meta:creation-date>
    <dc:date>2016-10-10T15:22:14</dc:date>
    <meta:printed-by>Nici Higgins</meta:printed-by>
    <meta:print-date>2009-05-27T14:24:24</meta:print-date>
    <meta:editing-cycles>637</meta:editing-cycles>
    <meta:editing-duration>P2DT6H31M52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8" meta:paragraph-count="57" meta:word-count="524" meta:character-count="3256"/>
  </office:meta>
</office:document-meta>
</file>